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fo:font-weight="bold" style:font-size-asian="18pt" style:font-weight-asian="bold" style:font-size-complex="18pt" style:font-weight-complex="bold"/>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paragraph-properties fo:text-align="center"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center" style:justify-single-word="false"/>
      <style:text-properties fo:language="en" fo:country="US" fo:font-weight="normal" style:font-weight-asian="normal" style:font-weight-complex="normal"/>
    </style:style>
    <style:style style:name="P7" style:family="paragraph" style:parent-style-name="Standard">
      <style:paragraph-properties fo:text-align="start" style:justify-single-word="false"/>
      <style:text-properties fo:language="en" fo:country="US" fo:font-weight="normal" style:font-weight-asian="normal" style:font-weight-complex="normal"/>
    </style:style>
    <style:style style:name="P8" style:family="paragraph" style:parent-style-name="Standard">
      <style:text-properties fo:language="en" fo:country="US" style:text-underline-style="solid" style:text-underline-width="auto" style:text-underline-color="font-color" fo:font-weight="normal" style:font-weight-asian="normal" style:font-weight-complex="normal"/>
    </style:style>
    <style:style style:name="P9" style:family="paragraph" style:parent-style-name="Standard">
      <style:text-properties fo:language="en" fo:country="US" fo:font-style="normal" fo:font-weight="normal" style:font-style-asian="normal" style:font-weight-asian="normal" style:font-style-complex="normal" style:font-weight-complex="normal"/>
    </style:style>
    <style:style style:name="P10" style:family="paragraph" style:parent-style-name="Standard">
      <style:text-properties fo:font-size="12pt" fo:language="en" fo:country="US"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imes New Roman1" fo:language="en" fo:country="US" fo:font-weight="normal" style:font-weight-asian="normal" style:font-weight-complex="normal"/>
    </style:style>
    <style:style style:name="P12" style:family="paragraph" style:parent-style-name="Standard">
      <style:paragraph-properties fo:text-align="center" style:justify-single-word="false"/>
      <style:text-properties style:font-name="Times New Roman1" fo:language="en" fo:country="US" fo:font-weight="normal" style:font-weight-asian="normal" style:font-weight-complex="normal"/>
    </style:style>
    <style:style style:name="P13" style:family="paragraph" style:parent-style-name="Standard">
      <style:paragraph-properties fo:text-align="start" style:justify-single-word="false"/>
      <style:text-properties style:font-name="Times New Roman1" fo:language="en" fo:country="US" fo:font-style="normal" fo:font-weight="normal"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font-name="Times New Roman1" fo:language="en" fo:country="US" fo:font-style="normal"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1" fo:language="en" fo:country="US" fo:font-style="normal" fo:font-weight="bold"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font-name="Times New Roman1" fo:language="en" fo:country="US"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style:font-name="Times New Roman1" fo:language="en" fo:country="US"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imes New Roman1" fo:language="en" fo:country="US" fo:font-style="italic" fo:font-weight="normal"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1" fo:language="cs" fo:country="CZ" fo:font-weight="bold" style:font-weight-asian="bold" style:font-weight-complex="bold"/>
    </style:style>
    <style:style style:name="P20"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21" style:family="paragraph" style:parent-style-name="Standard">
      <style:paragraph-properties fo:text-align="start" style:justify-single-word="false"/>
      <style:text-properties style:font-name="Times New Roman1" fo:language="en" fo:country="US" fo:font-style="normal" fo:font-weight="normal"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style:font-name="Times New Roman1" fo:language="en" fo:country="US" fo:font-style="normal"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1" fo:language="en" fo:country="US" fo:font-style="normal" fo:font-weight="bold" style:font-style-asian="normal" style:font-weight-asian="bold"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style:font-name="Times New Roman1"/>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text-position="sub 58%" fo:font-style="normal" style:font-style-asian="normal" style:font-style-complex="normal"/>
    </style:style>
    <style:style style:name="T8" style:family="text">
      <style:text-properties style:text-position="0% 100%" fo:font-style="normal" style:font-style-asian="normal" style:font-style-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fr1" style:family="graphic" style:parent-style-name="Formula">
      <style:graphic-properties fo:margin-top="0.1in" fo:margin-bottom="0.1in" style:wrap="parallel" style:number-wrapped-paragraphs="no-limit" style:wrap-contour="false" style:vertical-pos="middle"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top="0.1in" fo:margin-bottom="0in"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fo:margin-top="0.1in" fo:margin-bottom="0.1in" style:wrap="parallel" style:number-wrapped-paragraphs="no-limit" style:wrap-contour="false" style:vertical-pos="middle" style:vertical-rel="text" style:horizontal-pos="from-left" style:horizontal-rel="paragraph-content" draw:ole-draw-aspect="1"/>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6" style:family="graphic" style:parent-style-name="Formula">
      <style:graphic-properties fo:margin-top="0.1in" fo:margin-bottom="0.1in"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for Image Recognition</text:p>
      <text:p text:style-name="P2"/>
      <text:p text:style-name="P2"/>
      <text:p text:style-name="P10">Abstract</text:p>
      <text:p text:style-name="P2"/>
      <text:p text:style-name="P5">Neural networks is one of the state-of-the-art algorithm for machine learning today. We can found them in autonomous robot systems, object and speech recognition, prediction and many others AI tasks. This paper will describe this algorithm as a object recognition tool and test it on natural picture dataset Caltech101. </text:p>
      <text:p text:style-name="P2"/>
      <text:p text:style-name="P8">Keywords</text:p>
      <text:p text:style-name="P2"/>
      <text:p text:style-name="P5">logistic regression, non-linear hypothesis, gradient descent, neural networks, deep learning, convolutional neural network, object recognition, image recognition, Caltech101</text:p>
      <text:p text:style-name="P2"/>
      <text:p text:style-name="P2"/>
      <text:p text:style-name="P10">Logistic Regression</text:p>
      <text:p text:style-name="P5"/>
      <text:p text:style-name="P5">Logistic Regression is a statistical model which we can see as an simple object classification algorithm. It says that object is in some class with some probability. In his basic form he can distinguish between two classes, but it can by generalize to any number of classes. LR is directly connected to neural network's and it will help you to understand them. </text:p>
      <text:p text:style-name="P5"/>
      <text:p text:style-name="Text_20_body">Base of this algorithm is sigmoid function. This function takes as a parameters model weights <text:span text:style-name="T1">theta </text:span>and input x. We call this function a <text:span text:style-name="T3">hypothesis</text:span>. I will use vectorize notation which is commonly used in neural networks. </text:p>
      <text:p text:style-name="P6"><draw:frame draw:style-name="fr1" draw:name="Object1" text:anchor-type="as-char" svg:width="1.289in" svg:height="0.4311in" draw:z-index="2"><draw:object xlink:href="./Object 1" xlink:type="simple" xlink:show="embed" xlink:actuate="onLoad"/><draw:image xlink:href="./ObjectReplacements/Object 1" xlink:type="simple" xlink:show="embed" xlink:actuate="onLoad"/></draw:frame></text:p>
      <text:p text:style-name="P5">This hypothesis is telling us what is model thinking in his current configuration that mean what is a output of the model with his current setting of weights. If we plot this function we will see that 0 &lt;= <draw:frame draw:style-name="fr2" draw:name="Object2" text:anchor-type="as-char" svg:width="0.3937in" svg:height="0.1909in" draw:z-index="3"><draw:object xlink:href="./Object 2" xlink:type="simple" xlink:show="embed" xlink:actuate="onLoad"/><draw:image xlink:href="./ObjectReplacements/Object 2" xlink:type="simple" xlink:show="embed" xlink:actuate="onLoad"/></draw:frame>&lt;= 1. <text:s/>This property makes this algorithm suitable for classification. If we add some threshold we can assign output of hypothesis to one of two classes. This unit is then called <text:span text:style-name="T3">binary decision unit</text:span>.</text:p>
      <text:p text:style-name="P5"/>
      <text:p text:style-name="P5">For purpose of illustration we define our training data to have two features x1 and x2 and belonging to two classes t=0 and t=1. By classification every data sample into class we are creating decision boundary. <text:s/>This boundary can look like this and it is set by the multiplication of model parameters with his input:</text:p>
      <text:p text:style-name="P5"/>
      <text:p text:style-name="P6"><draw:frame draw:style-name="fr2" draw:name="Object11" text:anchor-type="as-char" svg:width="3.3689in" svg:height="0.4508in" draw:z-index="6"><draw:object xlink:href="./Object 11" xlink:type="simple" xlink:show="embed" xlink:actuate="onLoad"/><draw:image xlink:href="./ObjectReplacements/Object 11" xlink:type="simple" xlink:show="embed" xlink:actuate="onLoad"/></draw:frame></text:p>
      <text:p text:style-name="P5"/>
      <text:p text:style-name="P6">TODO: illustration</text:p>
      <text:p text:style-name="P6"/>
      <text:p text:style-name="P5">Where the crosses are data belonging to first class and circles are data belonging to second class. In our example with threshold 0.5 function predicts:</text:p>
      <text:p text:style-name="P6"><draw:frame draw:style-name="fr3" draw:name="Object3" text:anchor-type="as-char" svg:width="2.5646in" svg:height="0.4744in" draw:z-index="0"><draw:object xlink:href="./Object 3" xlink:type="simple" xlink:show="embed" xlink:actuate="onLoad"/><draw:image xlink:href="./ObjectReplacements/Object 3" xlink:type="simple" xlink:show="embed" xlink:actuate="onLoad"/></draw:frame> </text:p>
      <text:p text:style-name="P5"/>
      <text:p text:style-name="P5">But what if our decision boundary was not fitting the data correctly. Then we have to change model <text:soft-page-break/>parameters. For this purpose we must first define cost function for this model which we derive from statistics principle of <text:span text:style-name="T3">maximum likelihood estimation</text:span>.</text:p>
      <text:p text:style-name="P6"><draw:frame draw:style-name="fr4" draw:name="Object4" text:anchor-type="as-char" svg:width="3.6772in" svg:height="0.589in" draw:z-index="1"><draw:object xlink:href="./Object 4" xlink:type="simple" xlink:show="embed" xlink:actuate="onLoad"/><draw:image xlink:href="./ObjectReplacements/Object 4" xlink:type="simple" xlink:show="embed" xlink:actuate="onLoad"/></draw:frame></text:p>
      <text:p text:style-name="P5">This cost function penalize hypothesis for wrong answers. If we plot this log functions we will see that cost for wrong answers is exponentially growing to infinite and cost for correct answers is 0 giving us a nice gradients which we later use for optimizing this cost function. By knowing that we want to minimize cost function for our data set (m stands for one training case). In chapter below I will describe Gradient Descent algorithm for minimizing cost function.</text:p>
      <text:p text:style-name="P6"><draw:frame draw:style-name="fr4" draw:name="Object5" text:anchor-type="as-char" svg:width="2.061in" svg:height="0.648in" draw:z-index="4"><draw:object xlink:href="./Object 5" xlink:type="simple" xlink:show="embed" xlink:actuate="onLoad"/><draw:image xlink:href="./ObjectReplacements/Object 5" xlink:type="simple" xlink:show="embed" xlink:actuate="onLoad"/></draw:frame></text:p>
      <text:p text:style-name="P5">Multiclass classification is done by <text:span text:style-name="T3">one-vs-all</text:span><text:span text:style-name="T1"> method sometimes called </text:span><text:span text:style-name="T3">one-vs-rest</text:span><text:span text:style-name="T1">. Basically we will divide our classification problem into set of binary classification problems. We will then train multiple classifiers (number of classifiers is the same as the number of classes </text:span><text:span text:style-name="T3">c</text:span><text:span text:style-name="T1">) each one producing his own </text:span><text:span text:style-name="T1"><draw:frame draw:style-name="fr2" draw:name="Object6" text:anchor-type="as-char" svg:width="0.4543in" svg:height="0.2146in" draw:z-index="5"><draw:object xlink:href="./Object 6" xlink:type="simple" xlink:show="embed" xlink:actuate="onLoad"/><draw:image xlink:href="./ObjectReplacements/Object 6" xlink:type="simple" xlink:show="embed" xlink:actuate="onLoad"/></draw:frame></text:span><text:span text:style-name="T1">. We will not apply the threshold thus our hypothesis is computing the probability of </text:span><text:span text:style-name="T1"><draw:frame draw:style-name="fr5" draw:name="Object7" text:anchor-type="as-char" svg:width="0.7366in" svg:height="0.2146in" draw:z-index="14"><draw:object xlink:href="./Object 7" xlink:type="simple" xlink:show="embed" xlink:actuate="onLoad"/><draw:image xlink:href="./ObjectReplacements/Object 7" xlink:type="simple" xlink:show="embed" xlink:actuate="onLoad"/><svg:desc>formula</svg:desc></draw:frame></text:span><text:span text:style-name="T1">. On output we will pick most certain classifier. </text:span></text:p>
      <text:p text:style-name="P9"/>
      <text:p text:style-name="P3">Gradient Descent</text:p>
      <text:p text:style-name="P3"/>
      <text:p text:style-name="P7">Gradient descent is model optimization algorithm. He is trying to fit model parameters according to data by minimizing cost function. If function which we are trying to minimize is convex we are guaranteed that function has only one minimum (global minimum). If not we can find sub optimal solution by ending up in local minimum. Backbone of this algorithm is very simple:</text:p>
      <text:p text:style-name="P7"/>
      <text:list xml:id="list3740420594242111766" text:style-name="L1">
        <text:list-item>
          <text:p text:style-name="P20">Initialize model with some parameters</text:p>
        </text:list-item>
        <text:list-item>
          <text:p text:style-name="P20">Keep changing model parameters by minimizing cost function until we find a minimum</text:p>
        </text:list-item>
      </text:list>
      <text:p text:style-name="P6"><draw:frame draw:style-name="fr6" draw:name="Object9" text:anchor-type="as-char" svg:y="0in" svg:width="4.4909in" svg:height="0.5618in" draw:z-index="7"><draw:object xlink:href="./Object 9" xlink:type="simple" xlink:show="embed" xlink:actuate="onLoad"/><draw:image xlink:href="./ObjectReplacements/Object 9" xlink:type="simple" xlink:show="embed" xlink:actuate="onLoad"/></draw:frame></text:p>
      <text:p text:style-name="P7">Where alpha is learning rate which is telling us how big our step will be (how fast will our algorithm will converge), derivative term is direction <text:s/>of steepest descent. Algorithm is implemented with simultaneous update of parameters. U should try different learning rates for your problem usually we initialize this with small number for example 0.001.</text:p>
      <text:p text:style-name="P7"/>
      <text:p text:style-name="P7">If we set learning rate too big there is a possibility to overshoot minimum and algorithm may fail to converge or even diverge. With proper (small enough) learning rate fixed, algorithm is guaranteed to converge and not overshoot the minimum because derivatives get smaller <text:s/>as we are approaching to minimum. On the other hand choosing learning rate too small algorithm will converge very slowly.</text:p>
      <text:p text:style-name="P7"/>
      <text:p text:style-name="P7">Testing that algorithm is working correctly can be done by plotting cost function <text:s/>as number of epoch (epoch is one go through over training set) done. We should see that cost function is decreasing every iteration. Or we may come up with more automatic way when we sample from cost function and check if we converged. Usually we declare convergence when step is smaller than <draw:frame draw:style-name="fr5" draw:name="Object10" text:anchor-type="as-char" svg:width="0.3701in" svg:height="0.2075in" draw:z-index="8"><draw:object xlink:href="./Object 10" xlink:type="simple" xlink:show="embed" xlink:actuate="onLoad"/><draw:image xlink:href="./ObjectReplacements/Object 10" xlink:type="simple" xlink:show="embed" xlink:actuate="onLoad"/></draw:frame> but this is state of preference. <text:s/>We can speed up Gradient Descent if we use some data normalization techniques such as Mean Normalization and Feature Scaling for more details see[see]. </text:p>
      <text:p text:style-name="P7"><text:soft-page-break/>Gradient Descent isn't only algorithm to minimize objective cost function parameters. Here is a list of some more complex algorithms where we usually don't care about learning rate alpha and they are usually faster [list]. Also analytical solution exists, it's called normal equation. It is correct to use it when we don't have many features (matrix operations might take too long for large matrices). For more detail's about normal equation see this[this].</text:p>
      <text:p text:style-name="P7"/>
      <text:p text:style-name="P3">Regularization</text:p>
      <text:p text:style-name="P7"/>
      <text:p text:style-name="P7">While we are trying to fit some decision boundary to our dataset we may find that our function is not generalizing well. That mean we have good results on our training set but results on test set are poor. This problem is called <text:span text:style-name="T3">overfitting.</text:span> </text:p>
      <text:p text:style-name="P7"/>
      <text:p text:style-name="P6">TODO: picture of overfitting and underfitting</text:p>
      <text:p text:style-name="P7"/>
      <text:p text:style-name="P7">One solution to this problem is to reduce magnitude of model weights. Function than become smoother (simpler hypothesis) and will possibly generalize better. We do this by adding this lambda term to our logistic cost function which is iterating over our model parameters.</text:p>
      <text:p text:style-name="P6"><draw:frame draw:style-name="fr4" draw:name="Object12" text:anchor-type="as-char" svg:width="4.302in" svg:height="0.4484in" draw:z-index="9"><draw:object xlink:href="./Object 12" xlink:type="simple" xlink:show="embed" xlink:actuate="onLoad"/><draw:image xlink:href="./ObjectReplacements/Object 12" xlink:type="simple" xlink:show="embed" xlink:actuate="onLoad"/></draw:frame></text:p>
      <text:p text:style-name="P7">Lambda is our regularization term which is controlling tradeoff between fitting our data well and keeping magnitude of weights small. See that we don't usually regularize the bias term <draw:frame draw:style-name="fr5" draw:name="Object13" text:anchor-type="as-char" svg:width="0.2189in" svg:height="0.1807in" draw:z-index="10"><draw:object xlink:href="./Object 13" xlink:type="simple" xlink:show="embed" xlink:actuate="onLoad"/><draw:image xlink:href="./ObjectReplacements/Object 13" xlink:type="simple" xlink:show="embed" xlink:actuate="onLoad"/></draw:frame>. Have this in mind when implementing Gradient Descent.</text:p>
      <text:p text:style-name="P7"/>
      <text:p text:style-name="P3">Non-linear hypothesis</text:p>
      <text:p text:style-name="P3"/>
      <text:p text:style-name="P7">Now we know about Logistic Regression classification algorithm which with Gradient Descent or some other optimization technique can calibrate very complex decision boundary by fitting many polynomial terms to cross any sort of data. So what is a flaw of this algorithm that resulted in need more sophisticated algorithms like neural network. It turns out that for many machine learning problems we need a huge amount of features to learn properly and we certainly don't want to handcraft them to make Logistic regression work well. We want some algorithm to do this work for us.</text:p>
      <text:p text:style-name="P7"/>
      <text:p text:style-name="P7">For example if we only use all quadratic features overall number of features will growth <draw:frame draw:style-name="fr5" draw:name="Object14" text:anchor-type="as-char" svg:width="0.4874in" svg:height="0.2138in" draw:z-index="11"><draw:object xlink:href="./Object 14" xlink:type="simple" xlink:show="embed" xlink:actuate="onLoad"/><draw:image xlink:href="./ObjectReplacements/Object 14" xlink:type="simple" xlink:show="embed" xlink:actuate="onLoad"/></draw:frame> and expression strength might be not so great. If we would use cubic features number of features will increase <draw:frame draw:style-name="fr5" draw:name="Object15" text:anchor-type="as-char" svg:width="0.4854in" svg:height="0.2146in" draw:z-index="12"><draw:object xlink:href="./Object 15" xlink:type="simple" xlink:show="embed" xlink:actuate="onLoad"/><draw:image xlink:href="./ObjectReplacements/Object 15" xlink:type="simple" xlink:show="embed" xlink:actuate="onLoad"/></draw:frame>. By knowing that we would like to recognize objects in small <draw:frame draw:style-name="fr7" draw:name="Object18" text:anchor-type="as-char" svg:y="-0.1591in" svg:width="0.5563in" svg:height="0.1839in" draw:z-index="16"><draw:object xlink:href="./Object 18" xlink:type="simple" xlink:show="embed" xlink:actuate="onLoad"/><draw:image xlink:href="./ObjectReplacements/Object 18" xlink:type="simple" xlink:show="embed" xlink:actuate="onLoad"/></draw:frame> grayscale images where every pixel is one input feature. Than only for quadratic features this number goes to nearly <draw:frame draw:style-name="fr5" draw:name="Object17" text:anchor-type="as-char" svg:width="0.4366in" svg:height="0.2075in" draw:z-index="17"><draw:object xlink:href="./Object 17" xlink:type="simple" xlink:show="embed" xlink:actuate="onLoad"/><draw:image xlink:href="./ObjectReplacements/Object 17" xlink:type="simple" xlink:show="embed" xlink:actuate="onLoad"/></draw:frame> and for cubic ones approximately <draw:frame draw:style-name="fr5" draw:name="Object16" text:anchor-type="as-char" svg:width="0.5665in" svg:height="0.2075in" draw:z-index="13"><draw:object xlink:href="./Object 16" xlink:type="simple" xlink:show="embed" xlink:actuate="onLoad"/><draw:image xlink:href="./ObjectReplacements/Object 16" xlink:type="simple" xlink:show="embed" xlink:actuate="onLoad"/></draw:frame>. We can come up with only subset of those but we are not sure how this subset would look like. </text:p>
      <text:p text:style-name="P3"/>
      <text:p text:style-name="P3">Neural networks</text:p>
      <text:p text:style-name="P7"/>
      <text:p text:style-name="P7">As I mentioned in Abstract, my work will focus only on object recognition capacities of this algorithm. Idea about Artificial neural networks is much deeper than just machine learning algorithm. Inspiration to this model is most complex part of human body – brain. In computational neuroscience is this artificial model used to create link to his biological sibling in order to understand how this intelligent system might work. Precisely understanding how human's <text:s/>learning works would be a big step not only in computer science. Also neural networks as a computational system could be interesting alternative to our standard sequential model.</text:p>
      <text:p text:style-name="P7"/>
      <text:p text:style-name="P7">Basic computational unit of neural network is neuron. These neurons are connected to network by synapses. Neuron can have multiple input called dendrites which are collecting input from other <text:soft-page-break/>neurons creating dendritic tree. Output is called axon and is only one but can branch multiple times leading his signal to synapses. Neurons are then influenced by other neurons. To which degree is dependent on strength of synapses between them. This can dynamically change as we are observing new things. By this adaptation neural network is learning to perform useful computation. </text:p>
      <text:p text:style-name="P7"/>
      <text:p text:style-name="P6">TODO: neuron structure picture</text:p>
      <text:p text:style-name="P7"/>
      <text:p text:style-name="P7">Today in fact Artificial neural network is a complex learning algorithm but yet is still very incomplete. Many research groups are coming up with ideas how to improve this algorithm. By combining these ideas we are able to find neural networks as a state-of-the-art algorithm in many machine learning tasks. <text:s/>But especially on non crafted tasks, performance of this algorithm is still incomparable to human performance.</text:p>
      <text:p text:style-name="P7"/>
      <text:p text:style-name="P7">Here are some interesting uses of neural networks. The NASA Intelligent Flight Control System which enhance flight control system enabling pilot to maintain control and safely land an aircraft that has suffered a failure. Stanford computer scientists created system that can learn helicopter's to perform stunts only by watching. The DARPA SyNAPSE program is trying to build a computer which architecture is similar to brain. Such computer would be used to build robot's with intelligence of mice or cat. Ilya Sutskever created network which by reading Wikipedia was able to understand some syntax and semantics of human languages.</text:p>
      <text:p text:style-name="P7"/>
      <text:p text:style-name="P3">Neuron model</text:p>
      <text:p text:style-name="P7"/>
      <text:p text:style-name="P7">Here is model of artificial neuron. The synaptic strength is modeled by weights (sometimes called parameters) – value assigned to each input connection. Take note of this bias unit which allows us to set a threshold for neuron activation function.</text:p>
      <text:p text:style-name="P7"/>
      <text:p text:style-name="P6">TODO: picture of artificial neuron</text:p>
      <text:p text:style-name="P3"/>
      <text:p text:style-name="P7">Neuron takes his input multiplied by the weight and add the bias term. On result will apply some non-linear function. This is very simplified model of computation that biological neuron does. If our neuron would have logistic activation function that would be exactly the same as a logistic regression. We would not computed hypothesis but only activation for this neuron. </text:p>
      <text:p text:style-name="P6"><draw:frame draw:style-name="fr4" draw:name="Object24" text:anchor-type="as-char" svg:width="1.1173in" svg:height="0.4484in" draw:z-index="20"><draw:object xlink:href="./Object 24" xlink:type="simple" xlink:show="embed" xlink:actuate="onLoad"/><draw:image xlink:href="./ObjectReplacements/Object 24" xlink:type="simple" xlink:show="embed" xlink:actuate="onLoad"/></draw:frame><draw:frame draw:style-name="fr2" draw:name="Object25" text:anchor-type="as-char" svg:width="0.8402in" svg:height="0.4165in" draw:z-index="21"><draw:object xlink:href="./Object 25" xlink:type="simple" xlink:show="embed" xlink:actuate="onLoad"/><draw:image xlink:href="./ObjectReplacements/Object 25" xlink:type="simple" xlink:show="embed" xlink:actuate="onLoad"/></draw:frame></text:p>
      <text:p text:style-name="P3">Architecture of neural network</text:p>
      <text:p text:style-name="P3"/>
      <text:p text:style-name="P7">To compute complete hypothesis we need create some architecture from neurons. The most commonest one is feed-forward neural network. This is standard architecture for object recognition and one that we will use for our experiments. First layer is called input layer, the last one is called output layer. Layer in between are called hidden layers. If there are more then one hidden layers we call this Deep neural network. Every Layer is computing activation function for its neurons by applying some non-linear function to activations coming from layer below.</text:p>
      <text:p text:style-name="P7"/>
      <text:p text:style-name="P7">Another architecture is Recurrent neural network which are much more powerful than Feed-forward nets. They are containing directed cycles between their connections making them suitable for modeling sequential data. Also they have ability to remember information for a long time and are more biologically realistic.</text:p>
      <text:p text:style-name="P7"/>
      <text:p text:style-name="P7">There are many more architectures usually deviation from this two above but I will focus only on describing Feed forward networks suitable for object recognition.</text:p>
      <text:p text:style-name="P7"/>
      <text:p text:style-name="P6"><text:soft-page-break/>TODO: picture of neural network architectures</text:p>
      <text:p text:style-name="P3"/>
      <text:p text:style-name="P3">Learning</text:p>
      <text:p text:style-name="P7"/>
      <text:p text:style-name="P7">While learning neural network we are converting input into set of features and these features to final hypothesis. Think about this features as a neuron activations. We than have an ability to tune them by weighing (modeling synaptic strength). To do correct tuning we need an algorithm for multilayer neural networks which is measuring impact of changing each weight on our hypothesis. <text:s/>This algorithm is called <text:span text:style-name="T3">backpropagation</text:span>.</text:p>
      <text:p text:style-name="P7"/>
      <text:p text:style-name="P7">Learning of neural network can be done in different ways. There is Supervised learning which we saw in our logistic regression training – providing training data where every element is containing correction. We will use this in classification and regression tasks. In Unsupervised learning we are feeding our model with raw data without correction hoping that our model will find good internal representation (one way to do this is using autoencoders). It is often used to enhance performance as <text:s/>pretraining when we initialize model parameters using unsupervised learning and then finetune it with supervised learning. Reinforcement learning is using reward system to influence model behavior.</text:p>
      <text:p text:style-name="P7"/>
      <text:p text:style-name="P3">Cost function</text:p>
      <text:p text:style-name="P7"/>
      <text:p text:style-name="P7">First we define our optimization objective. We will use multinomial logistic regression cost function sometimes called cross entropy cost function. U may see that this is just generalization of our logistic regression cost function for numerous output hypothesis.</text:p>
      <text:p text:style-name="P6"><draw:frame draw:style-name="fr6" draw:name="Object19" text:anchor-type="as-char" svg:y="-0.228in" svg:width="3.8665in" svg:height="0.4484in" draw:z-index="22"><draw:object xlink:href="./Object 19" xlink:type="simple" xlink:show="embed" xlink:actuate="onLoad"/><draw:image xlink:href="./ObjectReplacements/Object 19" xlink:type="simple" xlink:show="embed" xlink:actuate="onLoad"/></draw:frame></text:p>
      <text:p text:style-name="P7">Considering that we have more than just two classes we are now comparing two vectors whose size is equal to number of classes we are recognizing. First vector is belonging to our output layer is telling us what is our hypothesis for <text:span text:style-name="T3">k-th </text:span><text:span text:style-name="T1">output unit. Second is our correction signal for our output layer. </text:span>If we add regularization term to our cost function it will look like this. We added iteration over every weight in all units and layers. This regularization term is often called <text:span text:style-name="T3">weight-decay</text:span>.</text:p>
      <text:p text:style-name="P4"><draw:frame draw:style-name="fr6" draw:name="Object20" text:anchor-type="as-char" svg:y="-0.228in" svg:width="5.3492in" svg:height="0.4484in" draw:z-index="18"><draw:object xlink:href="./Object 20" xlink:type="simple" xlink:show="embed" xlink:actuate="onLoad"/><draw:image xlink:href="./ObjectReplacements/Object 20" xlink:type="simple" xlink:show="embed" xlink:actuate="onLoad"/><svg:desc>formula</svg:desc></draw:frame></text:p>
      <text:p text:style-name="P7">Often u may see different cost functions like squared error. It's proper to used them with linear units because you get much worse gradients when you are moving in nearly flat areas of logistic activation function.</text:p>
      <text:p text:style-name="P3"/>
      <text:p text:style-name="P3">Softmax output layer</text:p>
      <text:p text:style-name="P7"/>
      <text:p text:style-name="P7">This layer is used in classification tasks as a output layer and is combined with cross entropy cost function. Every neuron in this layer is representing one exclusive class. Than these neurons are representing probability distribution over all exclusive classes. Activation function is <draw:frame draw:style-name="fr5" draw:name="Object22" text:anchor-type="as-char" svg:width="0.2134in" svg:height="0.2075in" draw:z-index="23"><draw:object xlink:href="./Object 22" xlink:type="simple" xlink:show="embed" xlink:actuate="onLoad"/><draw:image xlink:href="./ObjectReplacements/Object 22" xlink:type="simple" xlink:show="embed" xlink:actuate="onLoad"/></draw:frame>. Sum over all unit outputs <draw:frame draw:style-name="fr5" draw:name="Object23" text:anchor-type="as-char" svg:width="0.2138in" svg:height="0.2091in" draw:z-index="24"><draw:object xlink:href="./Object 23" xlink:type="simple" xlink:show="embed" xlink:actuate="onLoad"/><draw:image xlink:href="./ObjectReplacements/Object 23" xlink:type="simple" xlink:show="embed" xlink:actuate="onLoad"/></draw:frame> must be 1 this is done by bottom term.</text:p>
      <text:p text:style-name="P6"><draw:frame draw:style-name="fr4" draw:name="Object21" text:anchor-type="as-char" svg:width="0.8102in" svg:height="0.7063in" draw:z-index="19"><draw:object xlink:href="./Object 21" xlink:type="simple" xlink:show="embed" xlink:actuate="onLoad"/><draw:image xlink:href="./ObjectReplacements/Object 21" xlink:type="simple" xlink:show="embed" xlink:actuate="onLoad"/></draw:frame></text:p>
      <text:p text:style-name="P7">We are usually trying to avoid big softmax unit unless we have a huge dataset as it might contain lot of extra weights a than cause <text:span text:style-name="T3">overfitting</text:span>. For further information see this [Collober Weston 2008].</text:p>
      <text:p text:style-name="P3"/>
      <text:p text:style-name="P3"><text:soft-page-break/>Backpropagation</text:p>
      <text:p text:style-name="P7"/>
      <text:p text:style-name="P7">Now we have our neural net architecture set for classification. It can contain many layers ended by output softmax layer which is representing probability distribution over all mutually exclusive classes. Our hidden layers are representing learned features. We now want to learn this architecture to provide us useful features for our problem. In order to do this we need to feed our gradient descent algorithm with partial derivatives which are telling us what is a direction of steepest descent for our model parameters. Efficient algorithm to compute derivatives in deep neural net is called <text:span text:style-name="T3">backpropagation </text:span><text:span text:style-name="T1">.</text:span></text:p>
      <text:p text:style-name="P7"/>
      <text:p text:style-name="P7">Idea behind this algorithm is that we can measure how much is error changing as we are tuning hidden activity. This activity can have various effects on other activities therefore many different effects on cost function. Then these effects must be combined. To do this we are using chain rule to gradually get derivatives for all weights to feed our gradient descent algorithm. This procedure is very similar to our forward pass.</text:p>
      <text:p text:style-name="P7"/>
      <text:p text:style-name="P7">First we compute how is our cost function changing as we are changing its input for training case <text:span text:style-name="T3">m</text:span>. </text:p>
      <text:p text:style-name="P6"><draw:frame draw:style-name="fr6" draw:name="Object28" text:anchor-type="as-char" svg:y="-0.228in" svg:width="2.9016in" svg:height="0.339in" draw:z-index="25"><draw:object xlink:href="./Object 28" xlink:type="simple" xlink:show="embed" xlink:actuate="onLoad"/><draw:image xlink:href="./ObjectReplacements/Object 28" xlink:type="simple" xlink:show="embed" xlink:actuate="onLoad"/></draw:frame><draw:frame draw:style-name="fr4" draw:name="Object26" text:anchor-type="as-char" svg:width="1.4193in" svg:height="0.4429in" draw:z-index="27"><draw:object xlink:href="./Object 26" xlink:type="simple" xlink:show="embed" xlink:actuate="onLoad"/><draw:image xlink:href="./ObjectReplacements/Object 26" xlink:type="simple" xlink:show="embed" xlink:actuate="onLoad"/></draw:frame></text:p>
      <text:p text:style-name="P7">Then we are getting to our softmax layer and at first we have to compute how is our output <text:span text:style-name="T3">i </text:span>changing when we change activation of our unit <text:span text:style-name="T3">i</text:span>.</text:p>
      <text:p text:style-name="P6"><draw:frame draw:style-name="fr4" draw:name="Object30" text:anchor-type="as-char" svg:width="0.8398in" svg:height="0.5783in" draw:z-index="28"><draw:object xlink:href="./Object 30" xlink:type="simple" xlink:show="embed" xlink:actuate="onLoad"/><draw:image xlink:href="./ObjectReplacements/Object 30" xlink:type="simple" xlink:show="embed" xlink:actuate="onLoad"/><svg:desc>formula</svg:desc></draw:frame><draw:frame draw:style-name="fr2" draw:name="Object8" text:anchor-type="as-char" svg:width="1.1902in" svg:height="0.4429in" draw:z-index="26"><draw:object xlink:href="./Object 8" xlink:type="simple" xlink:show="embed" xlink:actuate="onLoad"/><draw:image xlink:href="./ObjectReplacements/Object 8" xlink:type="simple" xlink:show="embed" xlink:actuate="onLoad"/></draw:frame></text:p>
      <text:p text:style-name="P7">Now we will use chain rule <text:s/>in order to compute how is our cost function changing with respect of activation of unit <text:span text:style-name="T3">i </text:span><text:span text:style-name="T1">in softmax group</text:span>. <text:s/>Notice that we have to add up over all units in group because when we change logit <text:span text:style-name="T3">z</text:span><text:span text:style-name="T6">i</text:span><text:span text:style-name="T5"> <text:s/></text:span>output of all other units changes.</text:p>
      <text:p text:style-name="P6"><draw:frame draw:style-name="fr4" draw:name="Object31" text:anchor-type="as-char" svg:width="1.9583in" svg:height="0.4429in" draw:z-index="29"><draw:object xlink:href="./Object 31" xlink:type="simple" xlink:show="embed" xlink:actuate="onLoad"/><draw:image xlink:href="./ObjectReplacements/Object 31" xlink:type="simple" xlink:show="embed" xlink:actuate="onLoad"/></draw:frame></text:p>
      <text:p text:style-name="P7">So equation above is saying how fast our cost function changes as we change output of a unit <text:span text:style-name="T3">j </text:span><text:span text:style-name="T1">times how fast is output of a unit </text:span><text:span text:style-name="T3">j </text:span><text:span text:style-name="T1">changes as we change logit </text:span><text:span text:style-name="T3">z</text:span><text:span text:style-name="T6">i</text:span><text:span text:style-name="T7">.</text:span><text:span text:style-name="T8">. </text:span>Finally we will apply this chain rule to every connection in our neural network. For logistic units derivatives will looks like this and when we have activation derivatives its simple to get derivatives with respect of weights and input. <text:s/></text:p>
      <text:p text:style-name="P6"><draw:frame draw:style-name="fr4" draw:name="Object29" text:anchor-type="as-char" svg:width="1.0953in" svg:height="0.3937in" draw:z-index="30"><draw:object xlink:href="./Object 29" xlink:type="simple" xlink:show="embed" xlink:actuate="onLoad"/><draw:image xlink:href="./ObjectReplacements/Object 29" xlink:type="simple" xlink:show="embed" xlink:actuate="onLoad"/></draw:frame><draw:frame draw:style-name="fr4" draw:name="Object27" text:anchor-type="as-char" svg:width="0.7098in" svg:height="0.4189in" draw:z-index="31"><draw:object xlink:href="./Object 27" xlink:type="simple" xlink:show="embed" xlink:actuate="onLoad"/><draw:image xlink:href="./ObjectReplacements/Object 27" xlink:type="simple" xlink:show="embed" xlink:actuate="onLoad"/><svg:desc>formula</svg:desc></draw:frame><draw:frame draw:style-name="fr4" draw:name="Object32" text:anchor-type="as-char" svg:width="0.7098in" svg:height="0.4189in" draw:z-index="32"><draw:object xlink:href="./Object 32" xlink:type="simple" xlink:show="embed" xlink:actuate="onLoad"/><draw:image xlink:href="./ObjectReplacements/Object 32" xlink:type="simple" xlink:show="embed" xlink:actuate="onLoad"/><svg:desc>formula</svg:desc></draw:frame></text:p>
      <text:p text:style-name="P6">TODO: picture of backpropagation algorithm</text:p>
      <text:p text:style-name="P3">Model initialization</text:p>
      <text:p text:style-name="P7"/>
      <text:p text:style-name="P7">Neural networks needs to initialize their parameters randomly in order to make neurons compute different features. This problem is referred as a <text:span text:style-name="T3">symmetry breaking</text:span><text:span text:style-name="T1">.</text:span> Neurons initialized with the same bias and same incoming and outgoing weights gets the same gradients even after we ran gradient descent. We then have to initialize weights with some random values that are close to zero.</text:p>
      <text:p text:style-name="P7"/>
      <text:p text:style-name="P7">[Geoff Hinton] is suggesting that this values should be chosen as a proportion to square root of their fan-in. Because if a hidden unit have a big fan-in even small changes of incoming weights may have a big impact on its learning and perhaps we may overshoot.</text:p>
      <text:p text:style-name="P3"/>
      <text:p text:style-name="P3"/>
      <text:p text:style-name="P3"/>
      <text:p text:style-name="P3"><text:soft-page-break/>Ways to scale gradient descent with large dataset</text:p>
      <text:p text:style-name="P3"/>
      <text:p text:style-name="P7">Now we have computed derivatives of our cost function using backpropagation algorithm and we can optimize our cost function using gradient descent. Particularly if we use large dataset we may find that this might be very computationally expensive. Problem is that in order to make a step toward steepest descent we require to compute average cost for whole training set. This default version is called <text:span text:style-name="T3">batch gradient descent </text:span><text:span text:style-name="T1">and may require to load lot of data from memory in order to gradually compute summary</text:span>.</text:p>
      <text:p text:style-name="P3"/>
      <text:p text:style-name="P7">Instead we might use <text:span text:style-name="T3">stochastic gradient descent</text:span> witch is updating parameters after every training sample. It is very important to <text:s/>randomly shuffle dataset first to make our training generalize. Note that some weight changes take us farther from local optima but this version is way <text:s/>faster because we are making many steps in just one loop over training set. Particularly if we are working with highly redundant data.</text:p>
      <text:p text:style-name="P7"/>
      <text:p text:style-name="P7">Alternatively we may use <text:span text:style-name="T3">mini-batch gradient descent </text:span><text:span text:style-name="T1">when we divide our training data into set of mini-batches and taking step after each iteration over them. This might even faster than </text:span><text:span text:style-name="T3">stochastic gradient descent </text:span><text:span text:style-name="T1">if we use proper vectorize implementation. This works best for neural networks.</text:span></text:p>
      <text:p text:style-name="P7"/>
      <text:p text:style-name="P7">Another way how to speed learning is to choose proper learning rate <text:span text:style-name="T4">α. We might come up with several ideas in order to tune α. If we found that our error rate is fluctuating we might turn down learning rate. At the end of mini-batch learning it is always a good idea to do because variation in batches will cause fluctuation on weights. Or we might found that our error rate is continuously decreasing then we can increase learning rate.</text:span></text:p>
      <text:p text:style-name="P11"/>
      <text:p text:style-name="P11">Today commonest recipe for neural network learning is using mini-batch gradient descent combined it with <text:span text:style-name="T3">momentum</text:span>. <text:span text:style-name="T3">Momentum</text:span> is a method which is reducing gradient fluctuation and amplifies size of a steps in which gradients are stable. U can imagine its function as when you trying to change direction of a moving ball. It will deflect but its velocity makes it that it will partly continue in its previous direction. First we will compute momentum on training sample <text:span text:style-name="T3">t</text:span> and than we will update the weights by this value. Current gradient will lower previous velocity which is also decaying by omega parameter set slightly lower than 1.</text:p>
      <text:p text:style-name="P12"><draw:frame draw:style-name="fr4" draw:name="Object33" text:anchor-type="as-char" svg:width="1.7291in" svg:height="0.5917in" draw:z-index="15"><draw:object xlink:href="./Object 33" xlink:type="simple" xlink:show="embed" xlink:actuate="onLoad"/><draw:image xlink:href="./ObjectReplacements/Object 33" xlink:type="simple" xlink:show="embed" xlink:actuate="onLoad"/></draw:frame></text:p>
      <text:p text:style-name="P11">At the start of a training its good to set momentum to small value (e.g. 0.5) because gradients in this phase may highly fluctuate. When our learning has settled up we may rise momentum to its final value (0.9, 0.99). Also one nice property of <text:span text:style-name="T3">momentum </text:span><text:span text:style-name="T1">is that we can successfully learn with high learning rate. </text:span>For some more depth about momentum method I recommend to check Ilya Sutskever research [Ilya research]. </text:p>
      <text:p text:style-name="P15"/>
      <text:p text:style-name="P15">Dropout</text:p>
      <text:p text:style-name="P13"/>
      <text:p text:style-name="P13">Dropout is a new technique which reduces overfitting by taking geometric mean from predictions of many models without separately training them. Presenting training case to our neural net we randomly omit each neuron in hidden layers with probability 0.5. By doing this we are forcing neuron to adapt his activation with different neurons every time we present training case. This makes neuron to more likely learn something useful and not so much reliant on opinion of his siblings. </text:p>
      <text:p text:style-name="P13"/>
      <text:p text:style-name="P15"><text:span text:style-name="T11">Another view of dropout is that we are combining huge number of different models. Combination of models is a good way to reduce test error particularly if our model predictions differ a lot. </text:span><text:soft-page-break/><text:span text:style-name="T11">Considering dropout ration 0.5 on hidden unit we are sampling predictions from one of the 2^H (H stands for the number of hidden units) models every training sample. We use shared weight for all these models to train them. At test time we are halving all outgoing weights to efficiently compute approximation of geometric mean.</text:span></text:p>
      <text:p text:style-name="P13"/>
      <text:p text:style-name="P13">We can do the same trick for input layer usually with lower probability ratios in fact this trick is already used in denoising autoencoders for preventing autoencoder to learn identity rather then features. Hinton is suggesting that is better to use model that have high variance (is likely to overfit) and combine it with dropout than smaller model with smaller capacity. That assuming we have enough computation power.</text:p>
      <text:p text:style-name="P13"/>
      <text:p text:style-name="P15">Neural networks for image recognition</text:p>
      <text:p text:style-name="P13"/>
      <text:p text:style-name="P19"><text:span text:style-name="T2">Computer vision is one </text:span><text:span text:style-name="T9">of</text:span><text:span text:style-name="T2"> the main domain for neural networks</text:span><text:span text:style-name="T9"> and historically first practical successes for this system were proven in digit recognition [LeNet]. By consistently taking prizes from vision competitions they are nowadays considered as a state of the art algorithm for this subject [ILSVRC-2012]. By little tweaking to classical feed forward network we are able to create <text:s/>model which can learn powerful features from input by continuously applying convolution to its input. This models are called </text:span><text:span text:style-name="T10">convolutional neural networks.</text:span></text:p>
      <text:p text:style-name="P18"/>
      <text:p text:style-name="P13">Interestingly enough is this model inspired by primate visual cortex thus mimics most powerful vision system known. Hubel and Wiesel experiments showed that when they projected patterns in front of a cat at different angles different neurons responded. Same happened for dark and light patterns. These neurons are referred as <text:span text:style-name="T3">simple cells</text:span> and their primary function is edge detection. Other neurons termed <text:span text:style-name="T3">complex cells</text:span> responded to those patters regardless of their spatial variance. These types of cells are creating hierarchy where complex cells are receiving input from simple cells and their receptive field is then summation of simple cells receptive fields.</text:p>
      <text:p text:style-name="P13"/>
      <text:p text:style-name="P14">TODO: picture of Gabor filtres</text:p>
      <text:p text:style-name="P15"/>
      <text:p text:style-name="P15">Convolutional neural networks</text:p>
      <text:p text:style-name="P13"/>
      <text:p text:style-name="P13">In literature are these networks often called <text:span text:style-name="T3">Multi-stage Hubel Wiesel</text:span> models referring that this architecture mimics functionality of simple and complex cells. Having multiple stages of feature detectors seems very natural approach for computer vision when we are usually thinking about object as a set of simpler objects. Each stage of this <text:s/><text:span text:style-name="T3">Multi-stage Hubel Wiesel </text:span>architecture<text:span text:style-name="T3"> </text:span>contains filter bank layer, non-linearity layer and pooling layer.</text:p>
      <text:p text:style-name="P13"/>
      <text:p text:style-name="P13">Filter bank layer is containing set of <text:s/>maps where every map is containing copies of one feature detector. Each map is covering whole input space and its output is representing extracted features at all locations of input. Feature detector is neuron with shared weights with his siblings in map. A nice property of this weight sharing is that we are massively reducing number of free parameters to work with in our network. It's usually very expensive to use filter with miscellaneous scales and rotations in map. Much easier solution is to work with your input data.</text:p>
      <text:p text:style-name="P13"/>
      <text:p text:style-name="P16">Non-linearity layer is encoding features by applying some kind of non-linear function. Common function is a pointwise tanh but recent experiment's showed that rectified sigmoid might be superior at least in natural image recognition. Often is in combination with rectified sigmoid, or any other unbounded function, used response normalization which enforces competition between features in the same location.</text:p>
      <text:p text:style-name="P17"/>
      <text:p text:style-name="P13">Pooling layer is working with each map separately taking region of feature detectors activities and encoding them to more complex features. During this process we are reducing resolution on our input so we can afford to have more feature maps in layers above. Pooling process is providing us <text:soft-page-break/>spatial invariance but has a disadvantage that we are loosing information about precise position of our features. This can be overcome to some extend by making this pooling regions overlap.</text:p>
      <text:p text:style-name="P13"/>
      <text:p text:style-name="P14">TODO: picture of convolutional neural net architecture</text:p>
      <text:p text:style-name="P14"/>
      <text:p text:style-name="P13">On top of this staged architecture its common to have several fully connected layers before our softmax layer which are representing learned features. </text:p>
      <text:p text:style-name="P13"/>
      <text:p text:style-name="P15">Learning</text:p>
      <text:p text:style-name="P13"/>
      <text:p text:style-name="P13">Supervised learning is usually done by using mini-batch<text:span text:style-name="T3"> </text:span>gradient<text:span text:style-name="T3"> </text:span>descent with momentum. Gradients are computed with slightly modified backpropagation<text:span text:style-name="T3"> </text:span>algorithm. Dropout<text:span text:style-name="T3"> </text:span>is on these <text:s/>types of net less effective due to weight sharing but still can be huge factor on large nets[ILSVRC-2012]. Unsupervised learning is used as a pretraining for enhancing our performance and good initialization for supervised fine tuning.</text:p>
      <text:p text:style-name="P13"/>
      <text:p text:style-name="P13">Modification of backpropagation algorithm has to count with weight sharing. We will initialize weights on same values and compute the gradients as usual. Then we will modify gradients by applying linear constraint. Our weights then will be equal.</text:p>
      <text:p text:style-name="P14"><draw:frame draw:style-name="fr4" draw:name="Object34" text:anchor-type="as-char" svg:width="1.9693in" svg:height="0.6346in" draw:z-index="33"><draw:object xlink:href="./Object 34" xlink:type="simple" xlink:show="embed" xlink:actuate="onLoad"/><draw:image xlink:href="./ObjectReplacements/Object 34" xlink:type="simple" xlink:show="embed" xlink:actuate="onLoad"/></draw:frame></text:p>
      <text:p text:style-name="P15"/>
      <text:p text:style-name="P15">Why are not convolutional neural nets solution to computer vision problem</text:p>
      <text:p text:style-name="P15"/>
      <text:p text:style-name="P13">Convolutional neural networks are learning feature representation of objects but during pooling process they are loosing precise spatial information of active features. So they can learn what are parts of human body and then recognize these bodies but they can hardly assign identities to those bodies. Making pool overlapping helps a bit because we have a feature duplicated in several pools. This makes us able to inaccurately tell where it is. Another flaw is that they are not able to understand changes in view point position. This leads us to need of huge dataset where we are duplicating samples under different scales and rotations. </text:p>
      <text:p text:style-name="P13"/>
      <text:p text:style-name="P13">TODO: part base appro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550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20H13M51S</meta:editing-duration>
    <meta:editing-cycles>561</meta:editing-cycles>
    <meta:generator>OpenOffice.org/3.4.1$Win32 OpenOffice.org_project/341m1$Build-9593</meta:generator>
    <dc:date>2013-03-22T15:33:01.66</dc:date>
    <meta:document-statistic meta:table-count="0" meta:image-count="0" meta:object-count="34" meta:page-count="9" meta:paragraph-count="112" meta:word-count="4173" meta:character-count="25901"/>
    <meta:user-defined meta:name="Info 1"/>
    <meta:user-defined meta:name="Info 2"/>
    <meta:user-defined meta:name="Info 3"/>
    <meta:user-defined meta:name="Info 4"/>
  </office:meta>
</office:document-meta>
</file>

<file path=Object 1/content.xml><?xml version="1.0" encoding="utf-8"?>
<math xmlns="http://www.w3.org/1998/Math/MathML">
  <semantics>
    <mrow>
      <msub>
        <mi>h</mi>
        <mrow>
          <mo stretchy="false">θ</mo>
        </mrow>
      </msub>
      <mrow>
        <mo stretchy="false">(</mo>
        <mrow>
          <mi>x</mi>
        </mrow>
        <mo stretchy="false">)</mo>
      </mrow>
      <mrow>
        <mi/>
        <mo stretchy="false">=</mo>
        <mi/>
      </mrow>
      <mfrac>
        <mrow>
          <mn>1</mn>
        </mrow>
        <mrow>
          <mrow>
            <mn>1</mn>
            <mo stretchy="false">+</mo>
            <msup>
              <mi mathvariant="normal">e</mi>
              <mrow>
                <mrow>
                  <mo stretchy="false">−</mo>
                  <mrow>
                    <mo stretchy="false">(</mo>
                    <mrow>
                      <msup>
                        <mo stretchy="false">θ</mo>
                        <mrow>
                          <mi>T</mi>
                        </mrow>
                      </msup>
                      <mi>x</mi>
                    </mrow>
                    <mo stretchy="false">)</mo>
                  </mrow>
                </mrow>
              </mrow>
            </msup>
          </mrow>
        </mrow>
      </mfrac>
    </mrow>
    <annotation encoding="StarMath 5.0">h_{%theta}(x) `=` {1} over {1 + func e^{-(%theta^{T}x) }}</annotation>
  </semantics>
</math>
</file>

<file path=Object 10/content.xml><?xml version="1.0" encoding="utf-8"?>
<math xmlns="http://www.w3.org/1998/Math/MathML">
  <semantics>
    <mrow>
      <msup>
        <mn>10</mn>
        <mrow>
          <mo stretchy="false">−</mo>
          <mn>3</mn>
        </mrow>
      </msup>
    </mrow>
    <annotation encoding="StarMath 5.0">10^-3</annotation>
  </semantics>
</math>
</file>

<file path=Object 11/content.xml><?xml version="1.0" encoding="utf-8"?>
<math xmlns="http://www.w3.org/1998/Math/MathML">
  <semantics>
    <mtable>
      <mtr>
        <mtd>
          <mrow>
            <mrow>
              <msub>
                <mo stretchy="false">θ</mo>
                <mn>0</mn>
              </msub>
              <mo stretchy="false">+</mo>
              <msub>
                <mo stretchy="false">θ</mo>
                <mn>1</mn>
              </msub>
            </mrow>
            <mrow>
              <msub>
                <mi>x</mi>
                <mn>1</mn>
              </msub>
              <mo stretchy="false">+</mo>
              <msub>
                <mo stretchy="false">θ</mo>
                <mn>2</mn>
              </msub>
            </mrow>
            <mrow>
              <msub>
                <mi>x</mi>
                <mn>2</mn>
              </msub>
              <mo stretchy="false">+</mo>
              <msub>
                <mo stretchy="false">θ</mo>
                <mn>3</mn>
              </msub>
            </mrow>
            <mrow>
              <msubsup>
                <mi>x</mi>
                <mn>1</mn>
                <mn>2</mn>
              </msubsup>
              <mo stretchy="false">+</mo>
              <msub>
                <mo stretchy="false">θ</mo>
                <mn>4</mn>
              </msub>
            </mrow>
            <msubsup>
              <mi>x</mi>
              <mn>2</mn>
              <mn>2</mn>
            </msubsup>
          </mrow>
        </mtd>
      </mtr>
      <mtr>
        <mtd>
          <mrow>
            <mi mathvariant="italic">if</mi>
            <mi/>
            <mrow>
              <mo stretchy="false">(</mo>
              <mrow>
                <msub>
                  <mo stretchy="false">θ</mo>
                  <mn>0</mn>
                </msub>
                <mrow>
                  <mi/>
                  <mo stretchy="false">=</mo>
                  <mrow>
                    <mi/>
                    <mo stretchy="false">−</mo>
                    <mn>1</mn>
                  </mrow>
                </mrow>
                <mi>;</mi>
                <msub>
                  <mo stretchy="false">θ</mo>
                  <mn>1</mn>
                </msub>
                <mrow>
                  <mi/>
                  <mo stretchy="false">=</mo>
                  <mi/>
                </mrow>
                <mn>0</mn>
                <mi>;</mi>
                <msub>
                  <mo stretchy="false">θ</mo>
                  <mn>2</mn>
                </msub>
                <mrow>
                  <mi/>
                  <mo stretchy="false">=</mo>
                  <mi/>
                </mrow>
                <mn>0</mn>
                <mi>;</mi>
                <msub>
                  <mo stretchy="false">θ</mo>
                  <mn>3</mn>
                </msub>
                <mrow>
                  <mi/>
                  <mo stretchy="false">=</mo>
                  <mi/>
                </mrow>
                <mn>1</mn>
                <mi>;</mi>
                <msub>
                  <mo stretchy="false">θ</mo>
                  <mn>4</mn>
                </msub>
                <mrow>
                  <mi/>
                  <mo stretchy="false">=</mo>
                  <mi/>
                </mrow>
                <mn>1</mn>
              </mrow>
              <mo stretchy="false">)</mo>
            </mrow>
            <mi/>
            <mi mathvariant="italic">then</mi>
          </mrow>
        </mtd>
      </mtr>
    </mtable>
    <annotation encoding="StarMath 5.0">%theta_0 + %theta_1 x_1 + %theta_2 x_2 + %theta_3 x_1^2 + %theta_4 x_2^2 newline
if`( %theta_0 `=` -1; %theta_1 `=` 0; %theta_2 `=` 0; %theta_3 `=` 1; %theta_4 `=` 1 )` then</annotation>
  </semantics>
</math>
</file>

<file path=Object 12/content.xml><?xml version="1.0" encoding="utf-8"?>
<math xmlns="http://www.w3.org/1998/Math/MathML">
  <semantics>
    <mrow>
      <mrow>
        <mo stretchy="false">−</mo>
        <mrow>
          <mfrac>
            <mn>1</mn>
            <mi>m</mi>
          </mfrac>
        </mrow>
      </mrow>
      <mrow>
        <mrow>
          <mo stretchy="false">[</mo>
          <mrow>
            <mrow>
              <munderover>
                <mo stretchy="false">∑</mo>
                <mrow>
                  <mrow>
                    <mi>i</mi>
                    <mo stretchy="false">=</mo>
                    <mn>1</mn>
                  </mrow>
                </mrow>
                <mrow>
                  <mi>m</mi>
                </mrow>
              </munderover>
              <msup>
                <mi>t</mi>
                <mrow>
                  <mo stretchy="false">(</mo>
                  <mrow>
                    <mi>i</mi>
                  </mrow>
                  <mo stretchy="false">)</mo>
                </mrow>
              </msup>
            </mrow>
            <mi>log</mi>
            <mrow>
              <mrow>
                <mo stretchy="false">(</mo>
                <mrow>
                  <msub>
                    <mi>h</mi>
                    <mrow>
                      <mo stretchy="false">θ</mo>
                    </mrow>
                  </msub>
                  <mrow>
                    <mo stretchy="false">(</mo>
                    <mrow>
                      <msup>
                        <mi>x</mi>
                        <mrow>
                          <mo stretchy="false">(</mo>
                          <mrow>
                            <mi>i</mi>
                          </mrow>
                          <mo stretchy="false">)</mo>
                        </mrow>
                      </msup>
                    </mrow>
                    <mo stretchy="false">)</mo>
                  </mrow>
                </mrow>
                <mo stretchy="false">)</mo>
              </mrow>
              <mo stretchy="false">+</mo>
              <mrow>
                <mo stretchy="false">(</mo>
                <mrow>
                  <mrow>
                    <mn>1</mn>
                    <mo stretchy="false">−</mo>
                    <msup>
                      <mi>t</mi>
                      <mrow>
                        <mo stretchy="false">(</mo>
                        <mrow>
                          <mi>i</mi>
                        </mrow>
                        <mo stretchy="false">)</mo>
                      </mrow>
                    </msup>
                  </mrow>
                </mrow>
                <mo stretchy="false">)</mo>
              </mrow>
            </mrow>
            <mi>log</mi>
            <mrow>
              <mo stretchy="false">(</mo>
              <mrow>
                <mrow>
                  <mn>1</mn>
                  <mo stretchy="false">−</mo>
                  <mrow>
                    <mo stretchy="false">(</mo>
                    <mrow>
                      <msub>
                        <mi>h</mi>
                        <mrow>
                          <mo stretchy="false">θ</mo>
                        </mrow>
                      </msub>
                      <mrow>
                        <mo stretchy="false">(</mo>
                        <mrow>
                          <msup>
                            <mi>x</mi>
                            <mrow>
                              <mo stretchy="false">(</mo>
                              <mrow>
                                <mi>i</mi>
                              </mrow>
                              <mo stretchy="false">)</mo>
                            </mrow>
                          </msup>
                        </mrow>
                        <mo stretchy="false">)</mo>
                      </mrow>
                    </mrow>
                    <mo stretchy="false">)</mo>
                  </mrow>
                </mrow>
              </mrow>
              <mo stretchy="false">)</mo>
            </mrow>
          </mrow>
          <mo stretchy="false">]</mo>
        </mrow>
        <mo stretchy="false">+</mo>
        <mfrac>
          <mo stretchy="false">λ</mo>
          <mn>2m</mn>
        </mfrac>
      </mrow>
      <mrow>
        <munderover>
          <mo stretchy="false">∑</mo>
          <mrow>
            <mrow>
              <mi>j</mi>
              <mo stretchy="false">=</mo>
              <mn>1</mn>
            </mrow>
          </mrow>
          <mrow>
            <mi>n</mi>
          </mrow>
        </munderover>
        <msubsup>
          <mo stretchy="false">θ</mo>
          <mi>j</mi>
          <mn>2</mn>
        </msubsup>
      </mrow>
    </mrow>
    <annotation encoding="StarMath 5.0">- {1 over m}[sum from{i=1} to{m} t^(i) log(h_{%theta}(x^(i)))+(1-t^(i))log(1-(h_{%theta}(x^(i))))] + 
%lambda over 2m sum from{j=1} to {n} %theta_j^2</annotation>
  </semantics>
</math>
</file>

<file path=Object 13/content.xml><?xml version="1.0" encoding="utf-8"?>
<math xmlns="http://www.w3.org/1998/Math/MathML">
  <semantics>
    <mrow>
      <msub>
        <mo stretchy="false">θ</mo>
        <mn>0</mn>
      </msub>
    </mrow>
    <annotation encoding="StarMath 5.0">%theta_0</annotation>
  </semantics>
</math>
</file>

<file path=Object 14/content.xml><?xml version="1.0" encoding="utf-8"?>
<math xmlns="http://www.w3.org/1998/Math/MathML">
  <semantics>
    <mrow>
      <mi>O</mi>
      <mrow>
        <mo stretchy="false">(</mo>
        <mrow>
          <msup>
            <mi>n</mi>
            <mn>2</mn>
          </msup>
        </mrow>
        <mo stretchy="false">)</mo>
      </mrow>
    </mrow>
    <annotation encoding="StarMath 5.0">O(n^2)</annotation>
  </semantics>
</math>
</file>

<file path=Object 15/content.xml><?xml version="1.0" encoding="utf-8"?>
<math xmlns="http://www.w3.org/1998/Math/MathML">
  <semantics>
    <mrow>
      <mi>O</mi>
      <mrow>
        <mo stretchy="false">(</mo>
        <mrow>
          <msup>
            <mi>n</mi>
            <mn>3</mn>
          </msup>
        </mrow>
        <mo stretchy="false">)</mo>
      </mrow>
    </mrow>
    <annotation encoding="StarMath 5.0">O(n^3)</annotation>
  </semantics>
</math>
</file>

<file path=Object 16/content.xml><?xml version="1.0" encoding="utf-8"?>
<math xmlns="http://www.w3.org/1998/Math/MathML">
  <semantics>
    <mrow>
      <mrow>
        <mn>2.6</mn>
        <mo stretchy="false">⋅</mo>
        <msup>
          <mn>10</mn>
          <mn>9</mn>
        </msup>
      </mrow>
    </mrow>
    <annotation encoding="StarMath 5.0">2.6 cdot 10^9</annotation>
  </semantics>
</math>
</file>

<file path=Object 17/content.xml><?xml version="1.0" encoding="utf-8"?>
<math xmlns="http://www.w3.org/1998/Math/MathML">
  <semantics>
    <mrow>
      <mrow>
        <mn>3</mn>
        <mo stretchy="false">⋅</mo>
        <msup>
          <mn>10</mn>
          <mn>6</mn>
        </msup>
      </mrow>
    </mrow>
    <annotation encoding="StarMath 5.0">3 cdot 10^6</annotation>
  </semantics>
</math>
</file>

<file path=Object 18/content.xml><?xml version="1.0" encoding="utf-8"?>
<math xmlns="http://www.w3.org/1998/Math/MathML">
  <semantics>
    <mrow>
      <mrow>
        <mn>50</mn>
        <mo stretchy="false">×</mo>
        <mn>50</mn>
      </mrow>
    </mrow>
    <annotation encoding="StarMath 5.0">50 times 50</annotation>
  </semantics>
</math>
</file>

<file path=Object 19/content.xml><?xml version="1.0" encoding="utf-8"?>
<math xmlns="http://www.w3.org/1998/Math/MathML">
  <semantics>
    <mrow>
      <mrow>
        <mo stretchy="false">−</mo>
        <mrow>
          <mfrac>
            <mn>1</mn>
            <mi>m</mi>
          </mfrac>
        </mrow>
      </mrow>
      <mrow>
        <mo stretchy="false">[</mo>
        <mrow>
          <mrow>
            <munderover>
              <mo stretchy="false">∑</mo>
              <mrow>
                <mrow>
                  <mi>i</mi>
                  <mo stretchy="false">=</mo>
                  <mn>1</mn>
                </mrow>
              </mrow>
              <mrow>
                <mi>m</mi>
              </mrow>
            </munderover>
            <mrow>
              <munderover>
                <mo stretchy="false">∑</mo>
                <mrow>
                  <mrow>
                    <mi>k</mi>
                    <mo stretchy="false">=</mo>
                    <mn>1</mn>
                  </mrow>
                </mrow>
                <mrow>
                  <mi>K</mi>
                </mrow>
              </munderover>
              <msubsup>
                <mi>t</mi>
                <mi>k</mi>
                <mrow>
                  <mo stretchy="false">(</mo>
                  <mrow>
                    <mi>i</mi>
                  </mrow>
                  <mo stretchy="false">)</mo>
                </mrow>
              </msubsup>
            </mrow>
          </mrow>
          <mi>log</mi>
          <mrow>
            <msub>
              <mrow>
                <mo stretchy="false">(</mo>
                <mrow>
                  <msub>
                    <mi>h</mi>
                    <mrow>
                      <mo stretchy="false">θ</mo>
                    </mrow>
                  </msub>
                  <mrow>
                    <mo stretchy="false">(</mo>
                    <mrow>
                      <msup>
                        <mi>x</mi>
                        <mrow>
                          <mo stretchy="false">(</mo>
                          <mrow>
                            <mi>i</mi>
                          </mrow>
                          <mo stretchy="false">)</mo>
                        </mrow>
                      </msup>
                    </mrow>
                    <mo stretchy="false">)</mo>
                  </mrow>
                </mrow>
                <mo stretchy="false">)</mo>
              </mrow>
              <mi>k</mi>
            </msub>
            <mo stretchy="false">+</mo>
            <mrow>
              <mo stretchy="false">(</mo>
              <mrow>
                <mrow>
                  <mn>1</mn>
                  <mo stretchy="false">−</mo>
                  <msubsup>
                    <mi>t</mi>
                    <mi>k</mi>
                    <mrow>
                      <mo stretchy="false">(</mo>
                      <mrow>
                        <mi>i</mi>
                      </mrow>
                      <mo stretchy="false">)</mo>
                    </mrow>
                  </msubsup>
                </mrow>
              </mrow>
              <mo stretchy="false">)</mo>
            </mrow>
          </mrow>
          <mi>log</mi>
          <mrow>
            <mo stretchy="false">(</mo>
            <mrow>
              <mrow>
                <mn>1</mn>
                <mo stretchy="false">−</mo>
                <msub>
                  <mrow>
                    <mo stretchy="false">(</mo>
                    <mrow>
                      <msub>
                        <mi>h</mi>
                        <mrow>
                          <mo stretchy="false">θ</mo>
                        </mrow>
                      </msub>
                      <mrow>
                        <mo stretchy="false">(</mo>
                        <mrow>
                          <msup>
                            <mi>x</mi>
                            <mrow>
                              <mo stretchy="false">(</mo>
                              <mrow>
                                <mi>i</mi>
                              </mrow>
                              <mo stretchy="false">)</mo>
                            </mrow>
                          </msup>
                        </mrow>
                        <mo stretchy="false">)</mo>
                      </mrow>
                    </mrow>
                    <mo stretchy="false">)</mo>
                  </mrow>
                  <mi>k</mi>
                </msub>
              </mrow>
            </mrow>
            <mo stretchy="false">)</mo>
          </mrow>
        </mrow>
        <mo stretchy="false">]</mo>
      </mrow>
    </mrow>
    <annotation encoding="StarMath 5.0">-{1 over m}[sum from{i=1} to{m}sum from{k=1} to{K} t^(i)_k log(h_{%theta}(x^(i)))_k+(1-t^(i)_k)log(1-(h_{%theta}(x^(i)))_k)]</annotation>
  </semantics>
</math>
</file>

<file path=Object 2/content.xml><?xml version="1.0" encoding="utf-8"?>
<math xmlns="http://www.w3.org/1998/Math/MathML">
  <semantics>
    <mrow>
      <mi>h</mi>
      <mrow>
        <mo stretchy="false">(</mo>
        <mrow>
          <mo stretchy="false">θ</mo>
        </mrow>
        <mo stretchy="false">)</mo>
      </mrow>
    </mrow>
    <annotation encoding="StarMath 5.0"> h(%theta)</annotation>
  </semantics>
</math>
</file>

<file path=Object 20/content.xml><?xml version="1.0" encoding="utf-8"?>
<math xmlns="http://www.w3.org/1998/Math/MathML">
  <semantics>
    <mrow>
      <mrow>
        <mo stretchy="false">−</mo>
        <mrow>
          <mfrac>
            <mn>1</mn>
            <mi>m</mi>
          </mfrac>
        </mrow>
      </mrow>
      <mrow>
        <mrow>
          <mo stretchy="false">[</mo>
          <mrow>
            <mrow>
              <munderover>
                <mo stretchy="false">∑</mo>
                <mrow>
                  <mrow>
                    <mi>i</mi>
                    <mo stretchy="false">=</mo>
                    <mn>1</mn>
                  </mrow>
                </mrow>
                <mrow>
                  <mi>m</mi>
                </mrow>
              </munderover>
              <mrow>
                <munderover>
                  <mo stretchy="false">∑</mo>
                  <mrow>
                    <mrow>
                      <mi>k</mi>
                      <mo stretchy="false">=</mo>
                      <mn>1</mn>
                    </mrow>
                  </mrow>
                  <mrow>
                    <mi>K</mi>
                  </mrow>
                </munderover>
                <msubsup>
                  <mi>t</mi>
                  <mi>k</mi>
                  <mrow>
                    <mo stretchy="false">(</mo>
                    <mrow>
                      <mi>i</mi>
                    </mrow>
                    <mo stretchy="false">)</mo>
                  </mrow>
                </msubsup>
              </mrow>
            </mrow>
            <mi>log</mi>
            <mrow>
              <msub>
                <mrow>
                  <mo stretchy="false">(</mo>
                  <mrow>
                    <msub>
                      <mi>h</mi>
                      <mrow>
                        <mo stretchy="false">θ</mo>
                      </mrow>
                    </msub>
                    <mrow>
                      <mo stretchy="false">(</mo>
                      <mrow>
                        <msup>
                          <mi>x</mi>
                          <mrow>
                            <mo stretchy="false">(</mo>
                            <mrow>
                              <mi>i</mi>
                            </mrow>
                            <mo stretchy="false">)</mo>
                          </mrow>
                        </msup>
                      </mrow>
                      <mo stretchy="false">)</mo>
                    </mrow>
                  </mrow>
                  <mo stretchy="false">)</mo>
                </mrow>
                <mi>k</mi>
              </msub>
              <mo stretchy="false">+</mo>
              <mrow>
                <mo stretchy="false">(</mo>
                <mrow>
                  <mrow>
                    <mn>1</mn>
                    <mo stretchy="false">−</mo>
                    <msubsup>
                      <mi>t</mi>
                      <mi>k</mi>
                      <mrow>
                        <mo stretchy="false">(</mo>
                        <mrow>
                          <mi>i</mi>
                        </mrow>
                        <mo stretchy="false">)</mo>
                      </mrow>
                    </msubsup>
                  </mrow>
                </mrow>
                <mo stretchy="false">)</mo>
              </mrow>
            </mrow>
            <mi>log</mi>
            <mrow>
              <mo stretchy="false">(</mo>
              <mrow>
                <mrow>
                  <mn>1</mn>
                  <mo stretchy="false">−</mo>
                  <msub>
                    <mrow>
                      <mo stretchy="false">(</mo>
                      <mrow>
                        <msub>
                          <mi>h</mi>
                          <mrow>
                            <mo stretchy="false">θ</mo>
                          </mrow>
                        </msub>
                        <mrow>
                          <mo stretchy="false">(</mo>
                          <mrow>
                            <msup>
                              <mi>x</mi>
                              <mrow>
                                <mo stretchy="false">(</mo>
                                <mrow>
                                  <mi>i</mi>
                                </mrow>
                                <mo stretchy="false">)</mo>
                              </mrow>
                            </msup>
                          </mrow>
                          <mo stretchy="false">)</mo>
                        </mrow>
                      </mrow>
                      <mo stretchy="false">)</mo>
                    </mrow>
                    <mi>k</mi>
                  </msub>
                </mrow>
              </mrow>
              <mo stretchy="false">)</mo>
            </mrow>
          </mrow>
          <mo stretchy="false">]</mo>
        </mrow>
        <mo stretchy="false">+</mo>
        <mfrac>
          <mo stretchy="false">λ</mo>
          <mn>2m</mn>
        </mfrac>
      </mrow>
      <mrow>
        <munderover>
          <mo stretchy="false">∑</mo>
          <mrow>
            <mrow>
              <mi>l</mi>
              <mo stretchy="false">=</mo>
              <mn>1</mn>
            </mrow>
          </mrow>
          <mrow>
            <mi>L</mi>
          </mrow>
        </munderover>
        <mrow>
          <munderover>
            <mo stretchy="false">∑</mo>
            <mrow>
              <mrow>
                <mi>u</mi>
                <mo stretchy="false">=</mo>
                <mn>1</mn>
              </mrow>
            </mrow>
            <mrow>
              <mi>U</mi>
            </mrow>
          </munderover>
          <mrow>
            <munderover>
              <mo stretchy="false">∑</mo>
              <mrow>
                <mrow>
                  <mi>w</mi>
                  <mo stretchy="false">=</mo>
                  <mn>1</mn>
                </mrow>
              </mrow>
              <mrow>
                <mrow>
                  <mi>U</mi>
                  <mo stretchy="false">+</mo>
                  <mn>1</mn>
                </mrow>
              </mrow>
            </munderover>
            <msup>
              <mrow>
                <mo stretchy="false">(</mo>
                <mrow>
                  <msubsup>
                    <mo stretchy="false">θ</mo>
                    <mi mathvariant="italic">uw</mi>
                    <mrow>
                      <mo stretchy="false">(</mo>
                      <mrow>
                        <mi>l</mi>
                      </mrow>
                      <mo stretchy="false">)</mo>
                    </mrow>
                  </msubsup>
                </mrow>
                <mo stretchy="false">)</mo>
              </mrow>
              <mn>2</mn>
            </msup>
          </mrow>
        </mrow>
      </mrow>
    </mrow>
    <annotation encoding="StarMath 5.0">-{1 over m}[sum from{i=1} to{m}sum from{k=1} to{K} t^(i)_k log(h_{%theta}(x^(i)))_k+(1-t^(i)_k)log(1-(h_{%theta}(x^(i)))_k)]
+%lambda over 2m sum from{l=1}to{L} sum from{u=1}to{U} sum from{w=1}to{U+1}(%theta^(l)_uw)^2</annotation>
  </semantics>
</math>
</file>

<file path=Object 21/content.xml><?xml version="1.0" encoding="utf-8"?>
<math xmlns="http://www.w3.org/1998/Math/MathML">
  <semantics>
    <mrow>
      <msub>
        <mi>y</mi>
        <mi>i</mi>
      </msub>
      <mrow>
        <mi/>
        <mo stretchy="false">=</mo>
        <mi/>
      </mrow>
      <mfrac>
        <msubsup>
          <mi>e</mi>
          <mi>i</mi>
          <mi>z</mi>
        </msubsup>
        <mrow>
          <munderover>
            <mo stretchy="false">∑</mo>
            <mrow>
              <mrow>
                <mi>u</mi>
                <mo stretchy="false">=</mo>
                <mn>1</mn>
              </mrow>
            </mrow>
            <mrow>
              <mi>U</mi>
            </mrow>
          </munderover>
          <msubsup>
            <mi>e</mi>
            <mi>u</mi>
            <mi>z</mi>
          </msubsup>
        </mrow>
      </mfrac>
    </mrow>
    <annotation encoding="StarMath 5.0">y_i `=` e^z_i over sum from {u=1} to {U} e^z_u</annotation>
  </semantics>
</math>
</file>

<file path=Object 22/content.xml><?xml version="1.0" encoding="utf-8"?>
<math xmlns="http://www.w3.org/1998/Math/MathML">
  <semantics>
    <mrow>
      <msup>
        <mi>e</mi>
        <mi>z</mi>
      </msup>
    </mrow>
    <annotation encoding="StarMath 5.0">e^z</annotation>
  </semantics>
</math>
</file>

<file path=Object 23/content.xml><?xml version="1.0" encoding="utf-8"?>
<math xmlns="http://www.w3.org/1998/Math/MathML">
  <semantics>
    <mrow>
      <msub>
        <mi>y</mi>
        <mi>i</mi>
      </msub>
    </mrow>
    <annotation encoding="StarMath 5.0">y_i</annotation>
  </semantics>
</math>
</file>

<file path=Object 24/content.xml><?xml version="1.0" encoding="utf-8"?>
<math xmlns="http://www.w3.org/1998/Math/MathML">
  <semantics>
    <mrow>
      <mi>z</mi>
      <mrow>
        <mi/>
        <mo stretchy="false">=</mo>
        <mi/>
      </mrow>
      <mrow>
        <mi>b</mi>
        <mo stretchy="false">+</mo>
        <mrow>
          <munderover>
            <mo stretchy="false">∑</mo>
            <mrow>
              <mi>i</mi>
              <mo stretchy="false">=</mo>
              <mn>1</mn>
            </mrow>
            <mi>I</mi>
          </munderover>
          <msub>
            <mi>w</mi>
            <mi>i</mi>
          </msub>
        </mrow>
      </mrow>
      <msub>
        <mi>x</mi>
        <mi>i</mi>
      </msub>
    </mrow>
    <annotation encoding="StarMath 5.0">z `=` b + sum from i=1 to I w_i x_i </annotation>
  </semantics>
</math>
</file>

<file path=Object 25/content.xml><?xml version="1.0" encoding="utf-8"?>
<math xmlns="http://www.w3.org/1998/Math/MathML">
  <semantics>
    <mrow>
      <mi>a</mi>
      <mrow>
        <mi/>
        <mo stretchy="false">=</mo>
        <mi/>
      </mrow>
      <mfrac>
        <mn>1</mn>
        <mrow>
          <mrow>
            <mn>1</mn>
            <mo stretchy="false">+</mo>
            <msup>
              <mi>e</mi>
              <mrow>
                <mo stretchy="false">−</mo>
                <mi>z</mi>
              </mrow>
            </msup>
          </mrow>
        </mrow>
      </mfrac>
    </mrow>
    <annotation encoding="StarMath 5.0">a `=` 1 over {1+e^-z}</annotation>
  </semantics>
</math>
</file>

<file path=Object 26/content.xml><?xml version="1.0" encoding="utf-8"?>
<math xmlns="http://www.w3.org/1998/Math/MathML">
  <semantics>
    <mrow>
      <mfrac>
        <mrow>
          <mo stretchy="false">∂</mo>
          <msub>
            <mi>E</mi>
            <mi>m</mi>
          </msub>
        </mrow>
        <mrow>
          <mo stretchy="false">∂</mo>
          <msub>
            <mi>y</mi>
            <mi>m</mi>
          </msub>
        </mrow>
      </mfrac>
      <mrow>
        <mi/>
        <mo stretchy="false">=</mo>
        <mi/>
      </mrow>
      <mrow>
        <mfrac>
          <mrow>
            <mrow>
              <msub>
                <mi>y</mi>
                <mi>m</mi>
              </msub>
              <mo stretchy="false">−</mo>
              <msub>
                <mi>t</mi>
                <mi>m</mi>
              </msub>
            </mrow>
          </mrow>
          <mrow>
            <msub>
              <mi>y</mi>
              <mi>m</mi>
            </msub>
            <mrow>
              <mo stretchy="false">(</mo>
              <mrow>
                <mrow>
                  <mn>1</mn>
                  <mo stretchy="false">−</mo>
                  <msub>
                    <mi>y</mi>
                    <mi mathvariant="italic">jm</mi>
                  </msub>
                </mrow>
              </mrow>
              <mo stretchy="false">)</mo>
            </mrow>
          </mrow>
        </mfrac>
      </mrow>
    </mrow>
    <annotation encoding="StarMath 5.0">{partial E_m} over {partial y_m} `=` {{y_m-t_m} over {y_m(1-y_jm)}}</annotation>
  </semantics>
</math>
</file>

<file path=Object 27/content.xml><?xml version="1.0" encoding="utf-8"?>
<math xmlns="http://www.w3.org/1998/Math/MathML">
  <semantics>
    <mrow>
      <mfrac>
        <mrow>
          <mo stretchy="false">∂</mo>
          <mi>z</mi>
        </mrow>
        <mrow>
          <mo stretchy="false">∂</mo>
          <msub>
            <mi>x</mi>
            <mi>i</mi>
          </msub>
        </mrow>
      </mfrac>
      <mrow>
        <mi/>
        <mo stretchy="false">=</mo>
        <mi/>
      </mrow>
      <msub>
        <mi>w</mi>
        <mi>i</mi>
      </msub>
    </mrow>
    <annotation encoding="StarMath 5.0">{partial z} over {partial x_i} `=` w_i</annotation>
  </semantics>
</math>
</file>

<file path=Object 28/content.xml><?xml version="1.0" encoding="utf-8"?>
<math xmlns="http://www.w3.org/1998/Math/MathML">
  <semantics>
    <mrow>
      <msub>
        <mi>E</mi>
        <mi>m</mi>
      </msub>
      <mrow>
        <mi/>
        <mo stretchy="false">=</mo>
        <mrow>
          <mi/>
          <mo stretchy="false">−</mo>
          <mrow>
            <munder>
              <mo stretchy="false">∑</mo>
              <mi>j</mi>
            </munder>
            <msub>
              <mi>t</mi>
              <mi>m</mi>
            </msub>
          </mrow>
        </mrow>
      </mrow>
      <mi>log</mi>
      <mrow>
        <mrow>
          <mo stretchy="false">(</mo>
          <mrow>
            <msub>
              <mi>y</mi>
              <mi>m</mi>
            </msub>
          </mrow>
          <mo stretchy="false">)</mo>
        </mrow>
        <mo stretchy="false">+</mo>
        <mrow>
          <mo stretchy="false">(</mo>
          <mrow>
            <mrow>
              <mn>1</mn>
              <mo stretchy="false">−</mo>
              <msub>
                <mi>t</mi>
                <mi>m</mi>
              </msub>
            </mrow>
          </mrow>
          <mo stretchy="false">)</mo>
        </mrow>
      </mrow>
      <mi>log</mi>
      <mrow>
        <mo stretchy="false">(</mo>
        <mrow>
          <mrow>
            <mn>1</mn>
            <mo stretchy="false">−</mo>
            <msub>
              <mi>y</mi>
              <mi>m</mi>
            </msub>
          </mrow>
        </mrow>
        <mo stretchy="false">)</mo>
      </mrow>
    </mrow>
    <annotation encoding="StarMath 5.0"> E_m`=` -sum from j t_m log(y_m)+(1-t_m)log(1-y_m)</annotation>
  </semantics>
</math>
</file>

<file path=Object 29/content.xml><?xml version="1.0" encoding="utf-8"?>
<math xmlns="http://www.w3.org/1998/Math/MathML">
  <semantics>
    <mrow>
      <mfrac>
        <mrow>
          <mo stretchy="false">∂</mo>
          <mi>y</mi>
        </mrow>
        <mrow>
          <mo stretchy="false">∂</mo>
          <mi>z</mi>
        </mrow>
      </mfrac>
      <mrow>
        <mi/>
        <mo stretchy="false">=</mo>
        <mi/>
      </mrow>
      <mi>y</mi>
      <mrow>
        <mo stretchy="false">(</mo>
        <mrow>
          <mrow>
            <mn>1</mn>
            <mo stretchy="false">−</mo>
            <mi>y</mi>
          </mrow>
        </mrow>
        <mo stretchy="false">)</mo>
      </mrow>
    </mrow>
    <annotation encoding="StarMath 5.0">{partial y} over {partial z} `=` y(1-y)</annotation>
  </semantics>
</math>
</file>

<file path=Object 3/content.xml><?xml version="1.0" encoding="utf-8"?>
<math xmlns="http://www.w3.org/1998/Math/MathML">
  <semantics>
    <mtable>
      <mtr>
        <mtd>
          <mrow>
            <mi mathvariant="italic">Predicts</mi>
            <mi/>
            <msub>
              <mi>h</mi>
              <mo stretchy="false">θ</mo>
            </msub>
            <mrow>
              <mrow>
                <mo stretchy="false">(</mo>
                <mrow>
                  <mi>x</mi>
                </mrow>
                <mo stretchy="false">)</mo>
              </mrow>
              <mo stretchy="false">=</mo>
              <mn>1</mn>
            </mrow>
            <mi/>
            <mi mathvariant="italic">if</mi>
            <mi/>
            <mrow>
              <mrow>
                <mrow>
                  <msubsup>
                    <mi>x</mi>
                    <mrow>
                      <mn>1</mn>
                    </mrow>
                    <mn>2</mn>
                  </msubsup>
                  <mo stretchy="false">+</mo>
                  <msubsup>
                    <mi>x</mi>
                    <mrow>
                      <mn>2</mn>
                    </mrow>
                    <mn>2</mn>
                  </msubsup>
                </mrow>
                <mo stretchy="false">−</mo>
                <mn>1</mn>
              </mrow>
              <mo stretchy="false">⩾</mo>
              <mn>0</mn>
            </mrow>
          </mrow>
        </mtd>
      </mtr>
      <mtr>
        <mtd>
          <mrow>
            <mi mathvariant="italic">Predicts</mi>
            <mi/>
            <msub>
              <mi>h</mi>
              <mo stretchy="false">θ</mo>
            </msub>
            <mrow>
              <mrow>
                <mo stretchy="false">(</mo>
                <mrow>
                  <mi>x</mi>
                </mrow>
                <mo stretchy="false">)</mo>
              </mrow>
              <mo stretchy="false">=</mo>
              <mn>0</mn>
            </mrow>
            <mi/>
            <mi mathvariant="italic">if</mi>
            <mi/>
            <mrow>
              <mrow>
                <mrow>
                  <msubsup>
                    <mi>x</mi>
                    <mrow>
                      <mn>1</mn>
                    </mrow>
                    <mn>2</mn>
                  </msubsup>
                  <mo stretchy="false">+</mo>
                  <msubsup>
                    <mi>x</mi>
                    <mrow>
                      <mn>2</mn>
                    </mrow>
                    <mn>2</mn>
                  </msubsup>
                </mrow>
                <mo stretchy="false">−</mo>
                <mn>1</mn>
              </mrow>
              <mo stretchy="false">&lt;</mo>
              <mn>0</mn>
            </mrow>
          </mrow>
        </mtd>
      </mtr>
    </mtable>
    <annotation encoding="StarMath 5.0">Predicts ~ h_%theta(x) = 1 ~ if ~ x_{1}^2 + x_{2}^2 - 1  geslant 0 newline
Predicts ~ h_%theta(x) = 0 ~ if ~ x_{1}^2 + x_{2}^2 - 1 &lt;  0</annotation>
  </semantics>
</math>
</file>

<file path=Object 30/content.xml><?xml version="1.0" encoding="utf-8"?>
<math xmlns="http://www.w3.org/1998/Math/MathML">
  <semantics>
    <mrow>
      <msub>
        <mi>y</mi>
        <mi>i</mi>
      </msub>
      <mrow>
        <mi/>
        <mo stretchy="false">=</mo>
        <mi/>
      </mrow>
      <mfrac>
        <msup>
          <mi>e</mi>
          <mrow>
            <msub>
              <mi>z</mi>
              <mi>i</mi>
            </msub>
          </mrow>
        </msup>
        <mrow>
          <munder>
            <mo stretchy="false">∑</mo>
            <mi>j</mi>
          </munder>
          <msup>
            <mi>e</mi>
            <mrow>
              <msub>
                <mi>z</mi>
                <mi>j</mi>
              </msub>
            </mrow>
          </msup>
        </mrow>
      </mfrac>
    </mrow>
    <annotation encoding="StarMath 5.0">y_i `=` e^{z_i} over sum from j e^{z_j}</annotation>
  </semantics>
</math>
</file>

<file path=Object 31/content.xml><?xml version="1.0" encoding="utf-8"?>
<math xmlns="http://www.w3.org/1998/Math/MathML">
  <semantics>
    <mrow>
      <mfrac>
        <mrow>
          <mo stretchy="false">∂</mo>
          <mi>E</mi>
        </mrow>
        <mrow>
          <mo stretchy="false">∂</mo>
          <msub>
            <mi>z</mi>
            <mi>i</mi>
          </msub>
        </mrow>
      </mfrac>
      <mrow>
        <mi/>
        <mo stretchy="false">=</mo>
        <mi/>
      </mrow>
      <mrow>
        <munder>
          <mo stretchy="false">∑</mo>
          <mi>j</mi>
        </munder>
        <mrow>
          <mfrac>
            <mrow>
              <mo stretchy="false">∂</mo>
              <mi>E</mi>
            </mrow>
            <mrow>
              <mo stretchy="false">∂</mo>
              <msub>
                <mi>y</mi>
                <mi>j</mi>
              </msub>
            </mrow>
          </mfrac>
          <mfrac>
            <mrow>
              <mo stretchy="false">∂</mo>
              <msub>
                <mi>y</mi>
                <mi>j</mi>
              </msub>
            </mrow>
            <mrow>
              <mo stretchy="false">∂</mo>
              <msub>
                <mi>z</mi>
                <mi>i</mi>
              </msub>
            </mrow>
          </mfrac>
        </mrow>
      </mrow>
      <mrow>
        <mi/>
        <mo stretchy="false">=</mo>
        <mi/>
      </mrow>
      <mrow>
        <msub>
          <mi>y</mi>
          <mi>i</mi>
        </msub>
        <mo stretchy="false">−</mo>
        <msub>
          <mi>t</mi>
          <mi>i</mi>
        </msub>
      </mrow>
    </mrow>
    <annotation encoding="StarMath 5.0">{partial E} over {partial z_i} `=` sum from j { {partial E} over {partial y_j}{partial y_j} over {partial z_i} } `=` y_i - t_i</annotation>
  </semantics>
</math>
</file>

<file path=Object 32/content.xml><?xml version="1.0" encoding="utf-8"?>
<math xmlns="http://www.w3.org/1998/Math/MathML">
  <semantics>
    <mrow>
      <mfrac>
        <mrow>
          <mo stretchy="false">∂</mo>
          <mi>z</mi>
        </mrow>
        <mrow>
          <mo stretchy="false">∂</mo>
          <msub>
            <mi>w</mi>
            <mi>i</mi>
          </msub>
        </mrow>
      </mfrac>
      <mrow>
        <mi/>
        <mo stretchy="false">=</mo>
        <mi/>
      </mrow>
      <msub>
        <mi>x</mi>
        <mi>i</mi>
      </msub>
    </mrow>
    <annotation encoding="StarMath 5.0">{partial z} over {partial w_i} `=` x_i</annotation>
  </semantics>
</math>
</file>

<file path=Object 33/content.xml><?xml version="1.0" encoding="utf-8"?>
<math xmlns="http://www.w3.org/1998/Math/MathML">
  <semantics>
    <mtable>
      <mtr>
        <mtd>
          <mrow>
            <mi>v</mi>
            <mrow>
              <mo stretchy="false">(</mo>
              <mrow>
                <mi>t</mi>
              </mrow>
              <mo stretchy="false">)</mo>
            </mrow>
            <mrow>
              <mi/>
              <mo stretchy="false">=</mo>
              <mi/>
            </mrow>
            <mo stretchy="false">ω</mo>
            <mi>v</mi>
            <mrow>
              <mrow>
                <mo stretchy="false">(</mo>
                <mrow>
                  <mrow>
                    <mi>t</mi>
                    <mo stretchy="false">−</mo>
                    <mn>1</mn>
                  </mrow>
                </mrow>
                <mo stretchy="false">)</mo>
              </mrow>
              <mo stretchy="false">−</mo>
              <mo stretchy="false">α</mo>
            </mrow>
            <mfrac>
              <mrow>
                <mo stretchy="false">∂</mo>
                <mi>E</mi>
              </mrow>
              <mrow>
                <mo stretchy="false">∂</mo>
                <mi>w</mi>
              </mrow>
            </mfrac>
          </mrow>
        </mtd>
      </mtr>
      <mtr>
        <mtd>
          <mrow>
            <mo stretchy="false">δ</mo>
            <mi>w</mi>
            <mrow>
              <mo stretchy="false">(</mo>
              <mrow>
                <mi>t</mi>
              </mrow>
              <mo stretchy="false">)</mo>
            </mrow>
            <mrow>
              <mi/>
              <mo stretchy="false">=</mo>
              <mi/>
            </mrow>
            <mi>v</mi>
            <mrow>
              <mo stretchy="false">(</mo>
              <mrow>
                <mi>t</mi>
              </mrow>
              <mo stretchy="false">)</mo>
            </mrow>
          </mrow>
        </mtd>
      </mtr>
    </mtable>
    <annotation encoding="StarMath 5.0">v(t) `=` %omega v(t-1) - %alpha {partial E} over {partial w} newline
%delta w(t) `=` v(t)</annotation>
  </semantics>
</math>
</file>

<file path=Object 34/content.xml><?xml version="1.0" encoding="utf-8"?>
<math xmlns="http://www.w3.org/1998/Math/MathML">
  <semantics>
    <mtable>
      <mtr>
        <mtd>
          <mrow>
            <mi mathvariant="italic">Rule</mi>
            <mo stretchy="false">→</mo>
            <mrow>
              <msub>
                <mi>w</mi>
                <mn>1</mn>
              </msub>
              <mo stretchy="false">=</mo>
              <msub>
                <mi>w</mi>
                <mn>2</mn>
              </msub>
            </mrow>
            <mrow>
              <mi/>
              <mo stretchy="false">∧</mo>
              <mi/>
            </mrow>
            <mo stretchy="false">δ</mo>
            <mrow>
              <msub>
                <mi>w</mi>
                <mn>1</mn>
              </msub>
              <mo stretchy="false">=</mo>
              <mo stretchy="false">δ</mo>
            </mrow>
            <msub>
              <mi>w</mi>
              <mn>2</mn>
            </msub>
          </mrow>
        </mtd>
      </mtr>
      <mtr>
        <mtd>
          <mrow>
            <mrow>
              <mfrac>
                <mrow>
                  <mo stretchy="false">∂</mo>
                  <mi>E</mi>
                </mrow>
                <mrow>
                  <mo stretchy="false">∂</mo>
                  <msub>
                    <mi>w</mi>
                    <mi mathvariant="italic">tied</mi>
                  </msub>
                </mrow>
              </mfrac>
              <mo stretchy="false">=</mo>
              <mrow>
                <mfrac>
                  <mrow>
                    <mo stretchy="false">∂</mo>
                    <mi>E</mi>
                  </mrow>
                  <mrow>
                    <mo stretchy="false">∂</mo>
                    <msub>
                      <mi>w</mi>
                      <mn>1</mn>
                    </msub>
                  </mrow>
                </mfrac>
                <mo stretchy="false">+</mo>
                <mfrac>
                  <mrow>
                    <mo stretchy="false">∂</mo>
                    <mi>E</mi>
                  </mrow>
                  <mrow>
                    <mo stretchy="false">∂</mo>
                    <msub>
                      <mi>w</mi>
                      <mn>2</mn>
                    </msub>
                  </mrow>
                </mfrac>
              </mrow>
            </mrow>
          </mrow>
        </mtd>
      </mtr>
    </mtable>
    <annotation encoding="StarMath 5.0">Rule rightarrow  w_1 = w_2 `and` %delta w_1 = %delta w_2 newline

{partial E} over {partial w_tied} = {partial E} over {partial w_1} + {partial E} over {partial w_2}
</annotation>
  </semantics>
</math>
</file>

<file path=Object 4/content.xml><?xml version="1.0" encoding="utf-8"?>
<math xmlns="http://www.w3.org/1998/Math/MathML">
  <semantics>
    <mtable>
      <mtr>
        <mtd>
          <mrow>
            <mi mathvariant="italic">cost</mi>
            <mrow>
              <mo stretchy="false">(</mo>
              <mrow>
                <mi>h</mi>
                <mrow>
                  <mo stretchy="false">(</mo>
                  <mrow>
                    <mi>x</mi>
                  </mrow>
                  <mo stretchy="false">)</mo>
                </mrow>
                <mi>,</mi>
                <mi>t</mi>
              </mrow>
              <mo stretchy="false">)</mo>
            </mrow>
            <mrow>
              <mi/>
              <mo stretchy="false">=</mo>
              <mrow>
                <mi/>
                <mo stretchy="false">−</mo>
                <mi mathvariant="italic">tlog</mi>
              </mrow>
            </mrow>
            <mrow>
              <mrow>
                <mo stretchy="false">(</mo>
                <mrow>
                  <msub>
                    <mi>h</mi>
                    <mrow>
                      <mo stretchy="false">θ</mo>
                    </mrow>
                  </msub>
                  <mrow>
                    <mo stretchy="false">(</mo>
                    <mrow>
                      <mi>x</mi>
                    </mrow>
                    <mo stretchy="false">)</mo>
                  </mrow>
                </mrow>
                <mo stretchy="false">)</mo>
              </mrow>
              <mo stretchy="false">−</mo>
              <mrow>
                <mo stretchy="false">(</mo>
                <mrow>
                  <mrow>
                    <mn>1</mn>
                    <mo stretchy="false">−</mo>
                    <mi>t</mi>
                  </mrow>
                </mrow>
                <mo stretchy="false">)</mo>
              </mrow>
            </mrow>
            <mi>log</mi>
            <mrow>
              <mo stretchy="false">(</mo>
              <mrow>
                <mrow>
                  <mn>1</mn>
                  <mo stretchy="false">−</mo>
                  <mrow>
                    <mo stretchy="false">(</mo>
                    <mrow>
                      <msub>
                        <mi>h</mi>
                        <mrow>
                          <mo stretchy="false">θ</mo>
                        </mrow>
                      </msub>
                      <mrow>
                        <mo stretchy="false">(</mo>
                        <mrow>
                          <mi>x</mi>
                        </mrow>
                        <mo stretchy="false">)</mo>
                      </mrow>
                    </mrow>
                    <mo stretchy="false">)</mo>
                  </mrow>
                </mrow>
              </mrow>
              <mo stretchy="false">)</mo>
            </mrow>
          </mrow>
        </mtd>
      </mtr>
      <mtr>
        <mtd>
          <mrow>
            <mi mathvariant="italic">if</mi>
            <mi/>
            <mrow>
              <mi>t</mi>
              <mo stretchy="false">=</mo>
              <mn>0</mn>
            </mrow>
            <mi/>
            <mi mathvariant="italic">then</mi>
            <mrow>
              <mi/>
              <mo stretchy="false">−</mo>
              <mi>log</mi>
            </mrow>
            <mrow>
              <mo stretchy="false">(</mo>
              <mrow>
                <mrow>
                  <mn>1</mn>
                  <mo stretchy="false">−</mo>
                  <mrow>
                    <mo stretchy="false">(</mo>
                    <mrow>
                      <msub>
                        <mi>h</mi>
                        <mrow>
                          <mo stretchy="false">θ</mo>
                        </mrow>
                      </msub>
                      <mrow>
                        <mo stretchy="false">(</mo>
                        <mrow>
                          <mi>x</mi>
                        </mrow>
                        <mo stretchy="false">)</mo>
                      </mrow>
                    </mrow>
                    <mo stretchy="false">)</mo>
                  </mrow>
                </mrow>
              </mrow>
              <mo stretchy="false">)</mo>
            </mrow>
          </mrow>
        </mtd>
      </mtr>
      <mtr>
        <mtd>
          <mrow>
            <mi mathvariant="italic">if</mi>
            <mi/>
            <mrow>
              <mi>t</mi>
              <mo stretchy="false">=</mo>
              <mn>1</mn>
            </mrow>
            <mi/>
            <mi mathvariant="italic">then</mi>
            <mrow>
              <mi/>
              <mo stretchy="false">−</mo>
              <mi>log</mi>
            </mrow>
            <mrow>
              <mo stretchy="false">(</mo>
              <mrow>
                <msub>
                  <mi>h</mi>
                  <mrow>
                    <mo stretchy="false">θ</mo>
                  </mrow>
                </msub>
                <mrow>
                  <mo stretchy="false">(</mo>
                  <mrow>
                    <mi>x</mi>
                  </mrow>
                  <mo stretchy="false">)</mo>
                </mrow>
              </mrow>
              <mo stretchy="false">)</mo>
            </mrow>
          </mrow>
        </mtd>
      </mtr>
    </mtable>
    <annotation encoding="StarMath 5.0">cost(h(x),t)`=`-tlog(h_{%theta}(x))-(1-t)log(1-(h_{%theta}(x))) newline
if `t=0 `then` -log(1-(h_{%theta}(x))) newline
if `t=1 `then` -log(h_{%theta}(x))</annotation>
  </semantics>
</math>
</file>

<file path=Object 5/content.xml><?xml version="1.0" encoding="utf-8"?>
<math xmlns="http://www.w3.org/1998/Math/MathML">
  <semantics>
    <mtable>
      <mtr>
        <mtd>
          <mrow>
            <mi>J</mi>
            <mrow>
              <mrow>
                <mo stretchy="false">(</mo>
                <mrow>
                  <mo stretchy="false">θ</mo>
                </mrow>
                <mo stretchy="false">)</mo>
              </mrow>
              <mo stretchy="false">=</mo>
              <mfrac>
                <mn>1</mn>
                <mi>m</mi>
              </mfrac>
            </mrow>
            <mrow>
              <munderover>
                <mo stretchy="false">∑</mo>
                <mrow>
                  <mrow>
                    <mi>i</mi>
                    <mo stretchy="false">=</mo>
                    <mn>1</mn>
                  </mrow>
                </mrow>
                <mrow>
                  <mi>m</mi>
                </mrow>
              </munderover>
              <mrow>
                <mo stretchy="false">(</mo>
                <mrow>
                  <mi mathvariant="italic">cost</mi>
                  <mrow>
                    <mo stretchy="false">(</mo>
                    <mrow>
                      <msub>
                        <mi>h</mi>
                        <mo stretchy="false">θ</mo>
                      </msub>
                      <mrow>
                        <mo stretchy="false">(</mo>
                        <mrow>
                          <msup>
                            <mi>x</mi>
                            <mi>i</mi>
                          </msup>
                        </mrow>
                        <mo stretchy="false">)</mo>
                      </mrow>
                      <mi>,</mi>
                      <msup>
                        <mi>t</mi>
                        <mi>i</mi>
                      </msup>
                    </mrow>
                    <mo stretchy="false">)</mo>
                  </mrow>
                </mrow>
                <mo stretchy="false">)</mo>
              </mrow>
            </mrow>
          </mrow>
        </mtd>
      </mtr>
      <mtr>
        <mtd>
          <mrow>
            <msub>
              <mi mathvariant="italic">min</mi>
              <mo stretchy="false">θ</mo>
            </msub>
            <mi>J</mi>
            <mrow>
              <mo stretchy="false">(</mo>
              <mrow>
                <mo stretchy="false">θ</mo>
              </mrow>
              <mo stretchy="false">)</mo>
            </mrow>
          </mrow>
        </mtd>
      </mtr>
    </mtable>
    <annotation encoding="StarMath 5.0">J(%theta)= 1 over m sum from{i=1} to{m}(cost(h_%theta(x^i), t^i)) newline
min_%theta J(%theta)</annotation>
  </semantics>
</math>
</file>

<file path=Object 6/content.xml><?xml version="1.0" encoding="utf-8"?>
<math xmlns="http://www.w3.org/1998/Math/MathML">
  <semantics>
    <mrow>
      <msubsup>
        <mi>h</mi>
        <mo stretchy="false">θ</mo>
        <mi>c</mi>
      </msubsup>
      <mrow>
        <mo stretchy="false">(</mo>
        <mrow>
          <mi>x</mi>
        </mrow>
        <mo stretchy="false">)</mo>
      </mrow>
    </mrow>
    <annotation encoding="StarMath 5.0">h^c_%theta(x)</annotation>
  </semantics>
</math>
</file>

<file path=Object 7/content.xml><?xml version="1.0" encoding="utf-8"?>
<math xmlns="http://www.w3.org/1998/Math/MathML">
  <semantics>
    <mrow>
      <msubsup>
        <mi>h</mi>
        <mo stretchy="false">θ</mo>
        <mi>c</mi>
      </msubsup>
      <mrow>
        <mo stretchy="false">(</mo>
        <mrow>
          <mi>x</mi>
        </mrow>
        <mo stretchy="false">)</mo>
      </mrow>
      <mrow>
        <mi/>
        <mo stretchy="false">=</mo>
        <mi/>
      </mrow>
      <mi>c</mi>
    </mrow>
    <annotation encoding="StarMath 5.0">h^c_%theta(x)`=` c</annotation>
  </semantics>
</math>
</file>

<file path=Object 8/content.xml><?xml version="1.0" encoding="utf-8"?>
<math xmlns="http://www.w3.org/1998/Math/MathML">
  <semantics>
    <mrow>
      <mfrac>
        <mrow>
          <mo stretchy="false">∂</mo>
          <msub>
            <mi>y</mi>
            <mi>i</mi>
          </msub>
        </mrow>
        <mrow>
          <mo stretchy="false">∂</mo>
          <msub>
            <mi>z</mi>
            <mi>i</mi>
          </msub>
        </mrow>
      </mfrac>
      <mrow>
        <mi/>
        <mo stretchy="false">=</mo>
        <mi/>
      </mrow>
      <msub>
        <mi>y</mi>
        <mi>i</mi>
      </msub>
      <mrow>
        <mo stretchy="false">(</mo>
        <mrow>
          <mrow>
            <mn>1</mn>
            <mo stretchy="false">−</mo>
            <msub>
              <mi>y</mi>
              <mi>i</mi>
            </msub>
          </mrow>
        </mrow>
        <mo stretchy="false">)</mo>
      </mrow>
    </mrow>
    <annotation encoding="StarMath 5.0">{partial y_i} over {partial z_i} `=` y_i (1 - y_i)</annotation>
  </semantics>
</math>
</file>

<file path=Object 9/content.xml><?xml version="1.0" encoding="utf-8"?>
<math xmlns="http://www.w3.org/1998/Math/MathML">
  <semantics>
    <mtable>
      <mtr>
        <mtd>
          <mrow>
            <mi mathvariant="italic">repeatUntilConverge</mi>
            <mi/>
            <mo stretchy="false">→</mo>
            <mi/>
            <mi mathvariant="italic">TMP</mi>
            <msub>
              <mo stretchy="false">θ</mo>
              <mi>j</mi>
            </msub>
            <mrow>
              <mi/>
              <mo stretchy="false">=</mo>
              <mi/>
            </mrow>
            <mrow>
              <msub>
                <mo stretchy="false">θ</mo>
                <mi>j</mi>
              </msub>
              <mo stretchy="false">−</mo>
              <mi mathvariant="italic">alpha</mi>
            </mrow>
            <mfrac>
              <mrow>
                <mo stretchy="false">∂</mo>
              </mrow>
              <mrow>
                <mo stretchy="false">∂</mo>
                <msub>
                  <mo stretchy="false">θ</mo>
                  <mi>j</mi>
                </msub>
              </mrow>
            </mfrac>
            <mi>J</mi>
            <mrow>
              <mo stretchy="false">(</mo>
              <mrow>
                <msub>
                  <mo stretchy="false">θ</mo>
                  <mn>0,</mn>
                </msub>
                <msub>
                  <mo stretchy="false">θ</mo>
                  <mn>1,.</mn>
                </msub>
                <mn>..</mn>
                <mi>,</mi>
                <msub>
                  <mo stretchy="false">θ</mo>
                  <mi>n</mi>
                </msub>
              </mrow>
              <mo stretchy="false">)</mo>
            </mrow>
          </mrow>
        </mtd>
      </mtr>
      <mtr>
        <mtd>
          <mrow>
            <mi/>
            <mo stretchy="false">→</mo>
            <mi/>
            <msub>
              <mo stretchy="false">θ</mo>
              <mi>j</mi>
            </msub>
            <mrow>
              <mi/>
              <mo stretchy="false">=</mo>
              <mi/>
            </mrow>
            <mi mathvariant="italic">TMP</mi>
            <msub>
              <mo stretchy="false">θ</mo>
              <mi>j</mi>
            </msub>
          </mrow>
        </mtd>
      </mtr>
    </mtable>
    <annotation encoding="StarMath 5.0">repeatUntilConverge 
~rightarrow~ TMP%theta_j `=` %theta_j - alpha {partial} over {partial %theta_j}J(%theta_0,%theta_1,..., %theta_n)
newline
~rightarrow~ %theta_j `=` TMP%theta_j
</annotation>
  </semantics>
</math>
</file>